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FollowerTrackVF0" table:style-name="ta1">
        <table:shapes>
          <draw:frame draw:z-index="0" draw:style-name="gr1" draw:text-style-name="P1" svg:width="67.376cm" svg:height="10.233cm" svg:x="24.474cm" svg:y="0.047cm">
            <draw:object draw:notify-on-update-of-ranges="LineFollowerTrackVF0.A1:LineFollowerTrackVF0.A1 LineFollowerTrackVF0.A2:LineFollowerTrackVF0.A739 LineFollowerTrackVF0.B1:LineFollowerTrackVF0.B1 LineFollowerTrackVF0.B2:LineFollowerTrackVF0.B739 LineFollowerTrackVF0.C1:LineFollowerTrackVF0.C1 LineFollowerTrackVF0.C2:LineFollowerTrackVF0.C739 LineFollowerTrackVF0.D1:LineFollowerTrackVF0.D1 LineFollowerTrackVF0.D2:LineFollowerTrackVF0.D739 LineFollowerTrackVF0.E1:LineFollowerTrackVF0.E1 LineFollowerTrackVF0.E2:LineFollowerTrackVF0.E739 LineFollowerTrackVF0.F1:LineFollowerTrackVF0.F1 LineFollowerTrackVF0.F2:LineFollowerTrackVF0.F7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4.269cm" svg:height="8.999cm" svg:x="24.418cm" svg:y="10.352cm">
            <draw:object draw:notify-on-update-of-ranges="LineFollowerTrackVF0.A1:LineFollowerTrackVF0.A1 LineFollowerTrackVF0.A2:LineFollowerTrackVF0.A739 LineFollowerTrackVF0.G1:LineFollowerTrackVF0.G1 LineFollowerTrackVF0.G2:LineFollowerTrackVF0.G739 LineFollowerTrackVF0.H1:LineFollowerTrackVF0.H1 LineFollowerTrackVF0.H2:LineFollowerTrackVF0.H7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4.522cm" svg:height="8.999cm" svg:x="24.439cm" svg:y="19.437cm">
            <draw:object draw:notify-on-update-of-ranges="LineFollowerTrackVF0.A1:LineFollowerTrackVF0.A1 LineFollowerTrackVF0.A2:LineFollowerTrackVF0.A739 LineFollowerTrackVF0.J1:LineFollowerTrackVF0.J1 LineFollowerTrackVF0.J2:LineFollowerTrackVF0.J739 LineFollowerTrackVF0.K1:LineFollowerTrackVF0.K1 LineFollowerTrackVF0.K2:LineFollowerTrackVF0.K7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string" calcext:value-type="string">
            <text:p>Sensor 1</text:p>
          </table:table-cell>
          <table:table-cell table:style-name="ce1" office:value-type="string" calcext:value-type="string">
            <text:p>Sensor 2</text:p>
          </table:table-cell>
          <table:table-cell table:style-name="ce1" office:value-type="string" calcext:value-type="string">
            <text:p>Sensor 3</text:p>
          </table:table-cell>
          <table:table-cell table:style-name="ce1" office:value-type="string" calcext:value-type="string">
            <text:p>Sensor 4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Position3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Speed Left</text:p>
          </table:table-cell>
          <table:table-cell table:style-name="ce1" office:value-type="string" calcext:value-type="string">
            <text:p><text:s/>Speed Right</text:p>
          </table:table-cell>
        </table:table-row>
        <table:table-row table:style-name="ro1">
          <table:table-cell office:value-type="float" office:value="14056" calcext:value-type="float">
            <text:p>140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Normal</text:p>
          </table:table-cell>
          <table:table-cell office:value-type="float" office:value="-222" calcext:value-type="float">
            <text:p>-222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4064" calcext:value-type="float">
            <text:p>140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Normal</text:p>
          </table:table-cell>
          <table:table-cell office:value-type="float" office:value="-222" calcext:value-type="float">
            <text:p>-222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4072" calcext:value-type="float">
            <text:p>140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Normal</text:p>
          </table:table-cell>
          <table:table-cell office:value-type="float" office:value="2000" calcext:value-type="float">
            <text:p>20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4080" calcext:value-type="float">
            <text:p>140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Normal</text:p>
          </table:table-cell>
          <table:table-cell office:value-type="float" office:value="2000" calcext:value-type="float">
            <text:p>20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23" calcext:value-type="float">
            <text:p>1823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4096" calcext:value-type="float">
            <text:p>14096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23" calcext:value-type="float">
            <text:p>1823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4104" calcext:value-type="float">
            <text:p>1410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1" calcext:value-type="float">
            <text:p>1811</text:p>
          </table:table-cell>
          <table:table-cell office:value-type="string" calcext:value-type="string">
            <text:p>Normal</text:p>
          </table:table-cell>
          <table:table-cell office:value-type="float" office:value="3172" calcext:value-type="float">
            <text:p>3172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4112" calcext:value-type="float">
            <text:p>14112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1" calcext:value-type="float">
            <text:p>1811</text:p>
          </table:table-cell>
          <table:table-cell office:value-type="string" calcext:value-type="string">
            <text:p>Normal</text:p>
          </table:table-cell>
          <table:table-cell office:value-type="float" office:value="3172" calcext:value-type="float">
            <text:p>3172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4120" calcext:value-type="float">
            <text:p>1412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8" calcext:value-type="float">
            <text:p>1818</text:p>
          </table:table-cell>
          <table:table-cell office:value-type="string" calcext:value-type="string">
            <text:p>Normal</text:p>
          </table:table-cell>
          <table:table-cell office:value-type="float" office:value="3314" calcext:value-type="float">
            <text:p>3314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4128" calcext:value-type="float">
            <text:p>14128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7" calcext:value-type="float">
            <text:p>1817</text:p>
          </table:table-cell>
          <table:table-cell office:value-type="string" calcext:value-type="string">
            <text:p>Normal</text:p>
          </table:table-cell>
          <table:table-cell office:value-type="float" office:value="3314" calcext:value-type="float">
            <text:p>3314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6" calcext:value-type="float">
            <text:p>1816</text:p>
          </table:table-cell>
          <table:table-cell office:value-type="string" calcext:value-type="string">
            <text:p>Normal</text:p>
          </table:table-cell>
          <table:table-cell office:value-type="float" office:value="3252" calcext:value-type="float">
            <text:p>3252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8" calcext:value-type="float">
            <text:p>1818</text:p>
          </table:table-cell>
          <table:table-cell office:value-type="string" calcext:value-type="string">
            <text:p>Normal</text:p>
          </table:table-cell>
          <table:table-cell office:value-type="float" office:value="3252" calcext:value-type="float">
            <text:p>3252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4152" calcext:value-type="float">
            <text:p>1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14160" calcext:value-type="float">
            <text:p>14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14168" calcext:value-type="float">
            <text:p>14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176" calcext:value-type="float">
            <text:p>14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184" calcext:value-type="float">
            <text:p>14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192" calcext:value-type="float">
            <text:p>14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208" calcext:value-type="float">
            <text:p>14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91" calcext:value-type="float">
            <text:p>2191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216" calcext:value-type="float">
            <text:p>14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5" calcext:value-type="float">
            <text:p>2185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14224" calcext:value-type="float">
            <text:p>14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14232" calcext:value-type="float">
            <text:p>14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28" calcext:value-type="float">
            <text:p>228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Right angle curve right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4240" calcext:value-type="float">
            <text:p>14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28" calcext:value-type="float">
            <text:p>228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Right angle curve right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4248" calcext:value-type="float">
            <text:p>1424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29" calcext:value-type="float">
            <text:p>229</text:p>
          </table:table-cell>
          <table:table-cell office:value-type="float" office:value="1000" calcext:value-type="float">
            <text:p>1000</text:p>
          </table:table-cell>
          <table:table-cell office:value-type="float" office:value="2070" calcext:value-type="float">
            <text:p>2070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Start-/Stop-line</text:p>
          </table:table-cell>
          <table:table-cell office:value-type="float" office:value="4222" calcext:value-type="float">
            <text:p>4222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4256" calcext:value-type="float">
            <text:p>142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1" calcext:value-type="float">
            <text:p>231</text:p>
          </table:table-cell>
          <table:table-cell office:value-type="float" office:value="1000" calcext:value-type="float">
            <text:p>1000</text:p>
          </table:table-cell>
          <table:table-cell office:value-type="float" office:value="2071" calcext:value-type="float">
            <text:p>2071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Start-/Stop-line</text:p>
          </table:table-cell>
          <table:table-cell office:value-type="float" office:value="4222" calcext:value-type="float">
            <text:p>4222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4264" calcext:value-type="float">
            <text:p>1426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5" calcext:value-type="float">
            <text:p>205</text:p>
          </table:table-cell>
          <table:table-cell office:value-type="float" office:value="1000" calcext:value-type="float">
            <text:p>1000</text:p>
          </table:table-cell>
          <table:table-cell office:value-type="float" office:value="2063" calcext:value-type="float">
            <text:p>2063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Start-/Stop-line</text:p>
          </table:table-cell>
          <table:table-cell office:value-type="float" office:value="4210" calcext:value-type="float">
            <text:p>4210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14272" calcext:value-type="float">
            <text:p>142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t-/Stop-line</text:p>
          </table:table-cell>
          <table:table-cell office:value-type="float" office:value="4210" calcext:value-type="float">
            <text:p>4210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14280" calcext:value-type="float">
            <text:p>14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288" calcext:value-type="float">
            <text:p>14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296" calcext:value-type="float">
            <text:p>14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304" calcext:value-type="float">
            <text:p>1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312" calcext:value-type="float">
            <text:p>14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320" calcext:value-type="float">
            <text:p>14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328" calcext:value-type="float">
            <text:p>14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344" calcext:value-type="float">
            <text:p>14344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09" calcext:value-type="float">
            <text:p>1809</text:p>
          </table:table-cell>
          <table:table-cell office:value-type="string" calcext:value-type="string">
            <text:p>Normal</text:p>
          </table:table-cell>
          <table:table-cell office:value-type="float" office:value="2090" calcext:value-type="float">
            <text:p>209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4352" calcext:value-type="float">
            <text:p>14352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08" calcext:value-type="float">
            <text:p>1808</text:p>
          </table:table-cell>
          <table:table-cell office:value-type="string" calcext:value-type="string">
            <text:p>Normal</text:p>
          </table:table-cell>
          <table:table-cell office:value-type="float" office:value="2090" calcext:value-type="float">
            <text:p>209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29" calcext:value-type="float">
            <text:p>1829</text:p>
          </table:table-cell>
          <table:table-cell office:value-type="string" calcext:value-type="string">
            <text:p>Normal</text:p>
          </table:table-cell>
          <table:table-cell office:value-type="float" office:value="3436" calcext:value-type="float">
            <text:p>3436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4368" calcext:value-type="float">
            <text:p>14368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7" calcext:value-type="float">
            <text:p>1817</text:p>
          </table:table-cell>
          <table:table-cell office:value-type="string" calcext:value-type="string">
            <text:p>Normal</text:p>
          </table:table-cell>
          <table:table-cell office:value-type="float" office:value="3436" calcext:value-type="float">
            <text:p>3436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4376" calcext:value-type="float">
            <text:p>14376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7" calcext:value-type="float">
            <text:p>1817</text:p>
          </table:table-cell>
          <table:table-cell office:value-type="string" calcext:value-type="string">
            <text:p>Normal</text:p>
          </table:table-cell>
          <table:table-cell office:value-type="float" office:value="3196" calcext:value-type="float">
            <text:p>3196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4384" calcext:value-type="float">
            <text:p>1438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string" calcext:value-type="string">
            <text:p>Normal</text:p>
          </table:table-cell>
          <table:table-cell office:value-type="float" office:value="3196" calcext:value-type="float">
            <text:p>3196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4392" calcext:value-type="float">
            <text:p>14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14408" calcext:value-type="float">
            <text:p>14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416" calcext:value-type="float">
            <text:p>14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424" calcext:value-type="float">
            <text:p>14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432" calcext:value-type="float">
            <text:p>14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440" calcext:value-type="float">
            <text:p>14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448" calcext:value-type="float">
            <text:p>14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456" calcext:value-type="float">
            <text:p>14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472" calcext:value-type="float">
            <text:p>14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480" calcext:value-type="float">
            <text:p>14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488" calcext:value-type="float">
            <text:p>1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496" calcext:value-type="float">
            <text:p>14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504" calcext:value-type="float">
            <text:p>1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512" calcext:value-type="float">
            <text:p>14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520" calcext:value-type="float">
            <text:p>14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528" calcext:value-type="float">
            <text:p>14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536" calcext:value-type="float">
            <text:p>14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544" calcext:value-type="float">
            <text:p>14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552" calcext:value-type="float">
            <text:p>14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560" calcext:value-type="float">
            <text:p>14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568" calcext:value-type="float">
            <text:p>14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576" calcext:value-type="float">
            <text:p>14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584" calcext:value-type="float">
            <text:p>14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592" calcext:value-type="float">
            <text:p>1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608" calcext:value-type="float">
            <text:p>14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616" calcext:value-type="float">
            <text:p>14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624" calcext:value-type="float">
            <text:p>14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632" calcext:value-type="float">
            <text:p>14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656" calcext:value-type="float">
            <text:p>14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664" calcext:value-type="float">
            <text:p>14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672" calcext:value-type="float">
            <text:p>14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680" calcext:value-type="float">
            <text:p>14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688" calcext:value-type="float">
            <text:p>14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696" calcext:value-type="float">
            <text:p>14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704" calcext:value-type="float">
            <text:p>14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712" calcext:value-type="float">
            <text:p>1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720" calcext:value-type="float">
            <text:p>14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728" calcext:value-type="float">
            <text:p>14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736" calcext:value-type="float">
            <text:p>14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744" calcext:value-type="float">
            <text:p>14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752" calcext:value-type="float">
            <text:p>14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760" calcext:value-type="float">
            <text:p>14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768" calcext:value-type="float">
            <text:p>14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776" calcext:value-type="float">
            <text:p>14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784" calcext:value-type="float">
            <text:p>14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792" calcext:value-type="float">
            <text:p>14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808" calcext:value-type="float">
            <text:p>14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816" calcext:value-type="float">
            <text:p>14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824" calcext:value-type="float">
            <text:p>14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832" calcext:value-type="float">
            <text:p>14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840" calcext:value-type="float">
            <text:p>14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848" calcext:value-type="float">
            <text:p>14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856" calcext:value-type="float">
            <text:p>14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864" calcext:value-type="float">
            <text:p>14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872" calcext:value-type="float">
            <text:p>14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880" calcext:value-type="float">
            <text:p>14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3" calcext:value-type="float">
            <text:p>2183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888" calcext:value-type="float">
            <text:p>14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0" calcext:value-type="float">
            <text:p>218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4896" calcext:value-type="float">
            <text:p>14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912" calcext:value-type="float">
            <text:p>14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920" calcext:value-type="float">
            <text:p>149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4928" calcext:value-type="float">
            <text:p>14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8" calcext:value-type="float">
            <text:p>2818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4936" calcext:value-type="float">
            <text:p>14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5" calcext:value-type="float">
            <text:p>2815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4944" calcext:value-type="float">
            <text:p>14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9" calcext:value-type="float">
            <text:p>2819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4952" calcext:value-type="float">
            <text:p>14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4960" calcext:value-type="float">
            <text:p>14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4968" calcext:value-type="float">
            <text:p>14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6" calcext:value-type="float">
            <text:p>14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84" calcext:value-type="float">
            <text:p>14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92" calcext:value-type="float">
            <text:p>14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8" calcext:value-type="float">
            <text:p>15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6" calcext:value-type="float">
            <text:p>15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3" calcext:value-type="float">
            <text:p>2813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15024" calcext:value-type="float">
            <text:p>15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15032" calcext:value-type="float">
            <text:p>150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122" calcext:value-type="float">
            <text:p>4122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122" calcext:value-type="float">
            <text:p>4122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15048" calcext:value-type="float">
            <text:p>15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056" calcext:value-type="float">
            <text:p>150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064" calcext:value-type="float">
            <text:p>15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90" calcext:value-type="float">
            <text:p>2190</text:p>
          </table:table-cell>
          <table:table-cell office:value-type="string" calcext:value-type="string">
            <text:p>Normal</text:p>
          </table:table-cell>
          <table:table-cell office:value-type="float" office:value="2900" calcext:value-type="float">
            <text:p>29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5072" calcext:value-type="float">
            <text:p>150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2900" calcext:value-type="float">
            <text:p>29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5080" calcext:value-type="float">
            <text:p>150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088" calcext:value-type="float">
            <text:p>150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096" calcext:value-type="float">
            <text:p>150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104" calcext:value-type="float">
            <text:p>15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112" calcext:value-type="float">
            <text:p>151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120" calcext:value-type="float">
            <text:p>15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128" calcext:value-type="float">
            <text:p>15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136" calcext:value-type="float">
            <text:p>15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152" calcext:value-type="float">
            <text:p>15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160" calcext:value-type="float">
            <text:p>15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168" calcext:value-type="float">
            <text:p>15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176" calcext:value-type="float">
            <text:p>151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184" calcext:value-type="float">
            <text:p>1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1" calcext:value-type="float">
            <text:p>2811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192" calcext:value-type="float">
            <text:p>15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09" calcext:value-type="float">
            <text:p>2809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5208" calcext:value-type="float">
            <text:p>15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5216" calcext:value-type="float">
            <text:p>15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5224" calcext:value-type="float">
            <text:p>15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2" calcext:value-type="float">
            <text:p>15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0" calcext:value-type="float">
            <text:p>15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8" calcext:value-type="float">
            <text:p>15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09" calcext:value-type="float">
            <text:p>2809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6" calcext:value-type="float">
            <text:p>15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3000" calcext:value-type="float">
            <text:p>30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5264" calcext:value-type="float">
            <text:p>152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3000" calcext:value-type="float">
            <text:p>30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5272" calcext:value-type="float">
            <text:p>152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280" calcext:value-type="float">
            <text:p>15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90" calcext:value-type="float">
            <text:p>219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288" calcext:value-type="float">
            <text:p>15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90" calcext:value-type="float">
            <text:p>2190</text:p>
          </table:table-cell>
          <table:table-cell office:value-type="string" calcext:value-type="string">
            <text:p>Normal</text:p>
          </table:table-cell>
          <table:table-cell office:value-type="float" office:value="2900" calcext:value-type="float">
            <text:p>29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5296" calcext:value-type="float">
            <text:p>15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2900" calcext:value-type="float">
            <text:p>29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5304" calcext:value-type="float">
            <text:p>15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2860" calcext:value-type="float">
            <text:p>286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5312" calcext:value-type="float">
            <text:p>1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2860" calcext:value-type="float">
            <text:p>286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5320" calcext:value-type="float">
            <text:p>1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328" calcext:value-type="float">
            <text:p>15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336" calcext:value-type="float">
            <text:p>15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344" calcext:value-type="float">
            <text:p>15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352" calcext:value-type="float">
            <text:p>1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4" calcext:value-type="float">
            <text:p>181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368" calcext:value-type="float">
            <text:p>15368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2" calcext:value-type="float">
            <text:p>1812</text:p>
          </table:table-cell>
          <table:table-cell office:value-type="string" calcext:value-type="string">
            <text:p>Normal</text:p>
          </table:table-cell>
          <table:table-cell office:value-type="float" office:value="2120" calcext:value-type="float">
            <text:p>212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5376" calcext:value-type="float">
            <text:p>15376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0" calcext:value-type="float">
            <text:p>1810</text:p>
          </table:table-cell>
          <table:table-cell office:value-type="string" calcext:value-type="string">
            <text:p>Normal</text:p>
          </table:table-cell>
          <table:table-cell office:value-type="float" office:value="2120" calcext:value-type="float">
            <text:p>212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5384" calcext:value-type="float">
            <text:p>15384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09" calcext:value-type="float">
            <text:p>1809</text:p>
          </table:table-cell>
          <table:table-cell office:value-type="string" calcext:value-type="string">
            <text:p>Normal</text:p>
          </table:table-cell>
          <table:table-cell office:value-type="float" office:value="3218" calcext:value-type="float">
            <text:p>3218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5392" calcext:value-type="float">
            <text:p>15392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09" calcext:value-type="float">
            <text:p>1809</text:p>
          </table:table-cell>
          <table:table-cell office:value-type="string" calcext:value-type="string">
            <text:p>Normal</text:p>
          </table:table-cell>
          <table:table-cell office:value-type="float" office:value="3218" calcext:value-type="float">
            <text:p>3218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15408" calcext:value-type="float">
            <text:p>15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15416" calcext:value-type="float">
            <text:p>15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424" calcext:value-type="float">
            <text:p>15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432" calcext:value-type="float">
            <text:p>15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440" calcext:value-type="float">
            <text:p>15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448" calcext:value-type="float">
            <text:p>15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456" calcext:value-type="float">
            <text:p>1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464" calcext:value-type="float">
            <text:p>15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472" calcext:value-type="float">
            <text:p>1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480" calcext:value-type="float">
            <text:p>15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488" calcext:value-type="float">
            <text:p>15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496" calcext:value-type="float">
            <text:p>15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04" calcext:value-type="float">
            <text:p>15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12" calcext:value-type="float">
            <text:p>15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20" calcext:value-type="float">
            <text:p>15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28" calcext:value-type="float">
            <text:p>15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36" calcext:value-type="float">
            <text:p>1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44" calcext:value-type="float">
            <text:p>15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52" calcext:value-type="float">
            <text:p>15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60" calcext:value-type="float">
            <text:p>15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68" calcext:value-type="float">
            <text:p>15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76" calcext:value-type="float">
            <text:p>15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84" calcext:value-type="float">
            <text:p>15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92" calcext:value-type="float">
            <text:p>15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6" calcext:value-type="float">
            <text:p>2186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5" calcext:value-type="float">
            <text:p>2185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5608" calcext:value-type="float">
            <text:p>15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6" calcext:value-type="float">
            <text:p>2186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15616" calcext:value-type="float">
            <text:p>15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4" calcext:value-type="float">
            <text:p>2184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15624" calcext:value-type="float">
            <text:p>1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2884" calcext:value-type="float">
            <text:p>2884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5632" calcext:value-type="float">
            <text:p>15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2884" calcext:value-type="float">
            <text:p>2884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5640" calcext:value-type="float">
            <text:p>15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648" calcext:value-type="float">
            <text:p>1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656" calcext:value-type="float">
            <text:p>15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664" calcext:value-type="float">
            <text:p>15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672" calcext:value-type="float">
            <text:p>15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680" calcext:value-type="float">
            <text:p>15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688" calcext:value-type="float">
            <text:p>15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696" calcext:value-type="float">
            <text:p>15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704" calcext:value-type="float">
            <text:p>15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768" calcext:value-type="float">
            <text:p>15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776" calcext:value-type="float">
            <text:p>15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784" calcext:value-type="float">
            <text:p>15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792" calcext:value-type="float">
            <text:p>15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808" calcext:value-type="float">
            <text:p>15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816" calcext:value-type="float">
            <text:p>15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824" calcext:value-type="float">
            <text:p>15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832" calcext:value-type="float">
            <text:p>15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840" calcext:value-type="float">
            <text:p>15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848" calcext:value-type="float">
            <text:p>15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856" calcext:value-type="float">
            <text:p>15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864" calcext:value-type="float">
            <text:p>15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872" calcext:value-type="float">
            <text:p>15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880" calcext:value-type="float">
            <text:p>15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888" calcext:value-type="float">
            <text:p>1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896" calcext:value-type="float">
            <text:p>1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904" calcext:value-type="float">
            <text:p>15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912" calcext:value-type="float">
            <text:p>15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920" calcext:value-type="float">
            <text:p>15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928" calcext:value-type="float">
            <text:p>1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936" calcext:value-type="float">
            <text:p>15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944" calcext:value-type="float">
            <text:p>15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952" calcext:value-type="float">
            <text:p>15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960" calcext:value-type="float">
            <text:p>15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968" calcext:value-type="float">
            <text:p>1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976" calcext:value-type="float">
            <text:p>15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984" calcext:value-type="float">
            <text:p>1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992" calcext:value-type="float">
            <text:p>15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008" calcext:value-type="float">
            <text:p>16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016" calcext:value-type="float">
            <text:p>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7" calcext:value-type="float">
            <text:p>2187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024" calcext:value-type="float">
            <text:p>16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6" calcext:value-type="float">
            <text:p>2186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6032" calcext:value-type="float">
            <text:p>160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6040" calcext:value-type="float">
            <text:p>160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048" calcext:value-type="float">
            <text:p>16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056" calcext:value-type="float">
            <text:p>16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1" calcext:value-type="float">
            <text:p>2811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6064" calcext:value-type="float">
            <text:p>16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6072" calcext:value-type="float">
            <text:p>16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6080" calcext:value-type="float">
            <text:p>16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6088" calcext:value-type="float">
            <text:p>16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6" calcext:value-type="float">
            <text:p>16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4" calcext:value-type="float">
            <text:p>16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2" calcext:value-type="float">
            <text:p>16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0" calcext:value-type="float">
            <text:p>16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8" calcext:value-type="float">
            <text:p>16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6" calcext:value-type="float">
            <text:p>16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4" calcext:value-type="float">
            <text:p>16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2" calcext:value-type="float">
            <text:p>16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0" calcext:value-type="float">
            <text:p>16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8" calcext:value-type="float">
            <text:p>16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07" calcext:value-type="float">
            <text:p>2807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6176" calcext:value-type="float">
            <text:p>16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07" calcext:value-type="float">
            <text:p>2807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6184" calcext:value-type="float">
            <text:p>16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158" calcext:value-type="float">
            <text:p>4158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16192" calcext:value-type="float">
            <text:p>16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158" calcext:value-type="float">
            <text:p>4158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208" calcext:value-type="float">
            <text:p>16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216" calcext:value-type="float">
            <text:p>162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224" calcext:value-type="float">
            <text:p>162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232" calcext:value-type="float">
            <text:p>16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240" calcext:value-type="float">
            <text:p>16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8" calcext:value-type="float">
            <text:p>2178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248" calcext:value-type="float">
            <text:p>16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256" calcext:value-type="float">
            <text:p>16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9" calcext:value-type="float">
            <text:p>2189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264" calcext:value-type="float">
            <text:p>162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272" calcext:value-type="float">
            <text:p>162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280" calcext:value-type="float">
            <text:p>16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0" calcext:value-type="float">
            <text:p>2170</text:p>
          </table:table-cell>
          <table:table-cell office:value-type="string" calcext:value-type="string">
            <text:p>Normal</text:p>
          </table:table-cell>
          <table:table-cell office:value-type="float" office:value="2700" calcext:value-type="float">
            <text:p>27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6288" calcext:value-type="float">
            <text:p>16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2700" calcext:value-type="float">
            <text:p>27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6296" calcext:value-type="float">
            <text:p>162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304" calcext:value-type="float">
            <text:p>16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312" calcext:value-type="float">
            <text:p>163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320" calcext:value-type="float">
            <text:p>16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328" calcext:value-type="float">
            <text:p>163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336" calcext:value-type="float">
            <text:p>16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5" calcext:value-type="float">
            <text:p>2815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344" calcext:value-type="float">
            <text:p>16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2" calcext:value-type="float">
            <text:p>2812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6352" calcext:value-type="float">
            <text:p>16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09" calcext:value-type="float">
            <text:p>2809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6360" calcext:value-type="float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1" calcext:value-type="float">
            <text:p>2811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6368" calcext:value-type="float">
            <text:p>16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08" calcext:value-type="float">
            <text:p>2808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6376" calcext:value-type="float">
            <text:p>16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08" calcext:value-type="float">
            <text:p>2808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08" calcext:value-type="float">
            <text:p>2808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6392" calcext:value-type="float">
            <text:p>163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152" calcext:value-type="float">
            <text:p>4152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152" calcext:value-type="float">
            <text:p>4152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16408" calcext:value-type="float">
            <text:p>164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416" calcext:value-type="float">
            <text:p>164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424" calcext:value-type="float">
            <text:p>164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432" calcext:value-type="float">
            <text:p>16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2" calcext:value-type="float">
            <text:p>2182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440" calcext:value-type="float">
            <text:p>1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6448" calcext:value-type="float">
            <text:p>1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6456" calcext:value-type="float">
            <text:p>16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464" calcext:value-type="float">
            <text:p>16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472" calcext:value-type="float">
            <text:p>16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480" calcext:value-type="float">
            <text:p>16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488" calcext:value-type="float">
            <text:p>16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496" calcext:value-type="float">
            <text:p>16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504" calcext:value-type="float">
            <text:p>16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512" calcext:value-type="float">
            <text:p>16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520" calcext:value-type="float">
            <text:p>1652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1" calcext:value-type="float">
            <text:p>1811</text:p>
          </table:table-cell>
          <table:table-cell office:value-type="string" calcext:value-type="string">
            <text:p>Normal</text:p>
          </table:table-cell>
          <table:table-cell office:value-type="float" office:value="2110" calcext:value-type="float">
            <text:p>211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6528" calcext:value-type="float">
            <text:p>1652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string" calcext:value-type="string">
            <text:p>Normal</text:p>
          </table:table-cell>
          <table:table-cell office:value-type="float" office:value="2110" calcext:value-type="float">
            <text:p>211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6536" calcext:value-type="float">
            <text:p>16536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7" calcext:value-type="float">
            <text:p>1817</text:p>
          </table:table-cell>
          <table:table-cell office:value-type="string" calcext:value-type="string">
            <text:p>Normal</text:p>
          </table:table-cell>
          <table:table-cell office:value-type="float" office:value="3304" calcext:value-type="float">
            <text:p>3304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6544" calcext:value-type="float">
            <text:p>16544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23" calcext:value-type="float">
            <text:p>1823</text:p>
          </table:table-cell>
          <table:table-cell office:value-type="string" calcext:value-type="string">
            <text:p>Normal</text:p>
          </table:table-cell>
          <table:table-cell office:value-type="float" office:value="3304" calcext:value-type="float">
            <text:p>3304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6552" calcext:value-type="float">
            <text:p>16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16560" calcext:value-type="float">
            <text:p>16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16568" calcext:value-type="float">
            <text:p>16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576" calcext:value-type="float">
            <text:p>16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584" calcext:value-type="float">
            <text:p>16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592" calcext:value-type="float">
            <text:p>16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608" calcext:value-type="float">
            <text:p>16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616" calcext:value-type="float">
            <text:p>1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624" calcext:value-type="float">
            <text:p>16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632" calcext:value-type="float">
            <text:p>16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648" calcext:value-type="float">
            <text:p>16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656" calcext:value-type="float">
            <text:p>1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664" calcext:value-type="float">
            <text:p>16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672" calcext:value-type="float">
            <text:p>16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680" calcext:value-type="float">
            <text:p>16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688" calcext:value-type="float">
            <text:p>16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696" calcext:value-type="float">
            <text:p>16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704" calcext:value-type="float">
            <text:p>16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712" calcext:value-type="float">
            <text:p>16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720" calcext:value-type="float">
            <text:p>16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728" calcext:value-type="float">
            <text:p>16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736" calcext:value-type="float">
            <text:p>1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744" calcext:value-type="float">
            <text:p>16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752" calcext:value-type="float">
            <text:p>16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760" calcext:value-type="float">
            <text:p>16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768" calcext:value-type="float">
            <text:p>16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776" calcext:value-type="float">
            <text:p>1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784" calcext:value-type="float">
            <text:p>16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792" calcext:value-type="float">
            <text:p>16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808" calcext:value-type="float">
            <text:p>16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816" calcext:value-type="float">
            <text:p>16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824" calcext:value-type="float">
            <text:p>16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832" calcext:value-type="float">
            <text:p>16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840" calcext:value-type="float">
            <text:p>16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848" calcext:value-type="float">
            <text:p>16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856" calcext:value-type="float">
            <text:p>16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864" calcext:value-type="float">
            <text:p>16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872" calcext:value-type="float">
            <text:p>16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880" calcext:value-type="float">
            <text:p>1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888" calcext:value-type="float">
            <text:p>1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896" calcext:value-type="float">
            <text:p>16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904" calcext:value-type="float">
            <text:p>16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912" calcext:value-type="float">
            <text:p>16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920" calcext:value-type="float">
            <text:p>16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6" calcext:value-type="float">
            <text:p>2186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6928" calcext:value-type="float">
            <text:p>16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3" calcext:value-type="float">
            <text:p>2183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6936" calcext:value-type="float">
            <text:p>16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6" calcext:value-type="float">
            <text:p>2186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16944" calcext:value-type="float">
            <text:p>16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16952" calcext:value-type="float">
            <text:p>16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2884" calcext:value-type="float">
            <text:p>2884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6960" calcext:value-type="float">
            <text:p>16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2884" calcext:value-type="float">
            <text:p>2884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6968" calcext:value-type="float">
            <text:p>16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976" calcext:value-type="float">
            <text:p>16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984" calcext:value-type="float">
            <text:p>1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992" calcext:value-type="float">
            <text:p>1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008" calcext:value-type="float">
            <text:p>17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016" calcext:value-type="float">
            <text:p>17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024" calcext:value-type="float">
            <text:p>17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032" calcext:value-type="float">
            <text:p>17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040" calcext:value-type="float">
            <text:p>17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048" calcext:value-type="float">
            <text:p>1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056" calcext:value-type="float">
            <text:p>17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064" calcext:value-type="float">
            <text:p>170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072" calcext:value-type="float">
            <text:p>170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080" calcext:value-type="float">
            <text:p>170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088" calcext:value-type="float">
            <text:p>170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096" calcext:value-type="float">
            <text:p>170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104" calcext:value-type="float">
            <text:p>171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112" calcext:value-type="float">
            <text:p>17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120" calcext:value-type="float">
            <text:p>17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128" calcext:value-type="float">
            <text:p>171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136" calcext:value-type="float">
            <text:p>171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144" calcext:value-type="float">
            <text:p>171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152" calcext:value-type="float">
            <text:p>17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160" calcext:value-type="float">
            <text:p>171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168" calcext:value-type="float">
            <text:p>17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176" calcext:value-type="float">
            <text:p>171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184" calcext:value-type="float">
            <text:p>171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192" calcext:value-type="float">
            <text:p>171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208" calcext:value-type="float">
            <text:p>172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216" calcext:value-type="float">
            <text:p>17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rack lost by gap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224" calcext:value-type="float">
            <text:p>17224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26" calcext:value-type="float">
            <text:p>1826</text:p>
          </table:table-cell>
          <table:table-cell office:value-type="string" calcext:value-type="string">
            <text:p>Normal</text:p>
          </table:table-cell>
          <table:table-cell office:value-type="float" office:value="2260" calcext:value-type="float">
            <text:p>226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7232" calcext:value-type="float">
            <text:p>1723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8" calcext:value-type="float">
            <text:p>1818</text:p>
          </table:table-cell>
          <table:table-cell office:value-type="string" calcext:value-type="string">
            <text:p>Normal</text:p>
          </table:table-cell>
          <table:table-cell office:value-type="float" office:value="2260" calcext:value-type="float">
            <text:p>226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7240" calcext:value-type="float">
            <text:p>1724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4" calcext:value-type="float">
            <text:p>1814</text:p>
          </table:table-cell>
          <table:table-cell office:value-type="string" calcext:value-type="string">
            <text:p>Normal</text:p>
          </table:table-cell>
          <table:table-cell office:value-type="float" office:value="3184" calcext:value-type="float">
            <text:p>3184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7248" calcext:value-type="float">
            <text:p>17248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23" calcext:value-type="float">
            <text:p>1823</text:p>
          </table:table-cell>
          <table:table-cell office:value-type="string" calcext:value-type="string">
            <text:p>Normal</text:p>
          </table:table-cell>
          <table:table-cell office:value-type="float" office:value="3184" calcext:value-type="float">
            <text:p>3184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7256" calcext:value-type="float">
            <text:p>17256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20" calcext:value-type="float">
            <text:p>1820</text:p>
          </table:table-cell>
          <table:table-cell office:value-type="string" calcext:value-type="string">
            <text:p>Normal</text:p>
          </table:table-cell>
          <table:table-cell office:value-type="float" office:value="3316" calcext:value-type="float">
            <text:p>3316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7264" calcext:value-type="float">
            <text:p>17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3316" calcext:value-type="float">
            <text:p>3316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7272" calcext:value-type="float">
            <text:p>17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17280" calcext:value-type="float">
            <text:p>17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17288" calcext:value-type="float">
            <text:p>17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296" calcext:value-type="float">
            <text:p>17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304" calcext:value-type="float">
            <text:p>17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312" calcext:value-type="float">
            <text:p>17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320" calcext:value-type="float">
            <text:p>17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328" calcext:value-type="float">
            <text:p>17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336" calcext:value-type="float">
            <text:p>1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344" calcext:value-type="float">
            <text:p>1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352" calcext:value-type="float">
            <text:p>17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360" calcext:value-type="float">
            <text:p>17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368" calcext:value-type="float">
            <text:p>17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376" calcext:value-type="float">
            <text:p>1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58" calcext:value-type="float">
            <text:p>2158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384" calcext:value-type="float">
            <text:p>17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6" calcext:value-type="float">
            <text:p>2176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17392" calcext:value-type="float">
            <text:p>17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6" calcext:value-type="float">
            <text:p>2186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4" calcext:value-type="float">
            <text:p>2184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17408" calcext:value-type="float">
            <text:p>17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3" calcext:value-type="float">
            <text:p>2183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17416" calcext:value-type="float">
            <text:p>17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57" calcext:value-type="float">
            <text:p>2157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17424" calcext:value-type="float">
            <text:p>1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17432" calcext:value-type="float">
            <text:p>17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3058" calcext:value-type="float">
            <text:p>3058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7440" calcext:value-type="float">
            <text:p>1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3058" calcext:value-type="float">
            <text:p>3058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7448" calcext:value-type="float">
            <text:p>17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456" calcext:value-type="float">
            <text:p>1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464" calcext:value-type="float">
            <text:p>17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472" calcext:value-type="float">
            <text:p>17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480" calcext:value-type="float">
            <text:p>17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488" calcext:value-type="float">
            <text:p>17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496" calcext:value-type="float">
            <text:p>17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504" calcext:value-type="float">
            <text:p>17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512" calcext:value-type="float">
            <text:p>17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520" calcext:value-type="float">
            <text:p>17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528" calcext:value-type="float">
            <text:p>17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536" calcext:value-type="float">
            <text:p>17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544" calcext:value-type="float">
            <text:p>17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552" calcext:value-type="float">
            <text:p>17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560" calcext:value-type="float">
            <text:p>17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568" calcext:value-type="float">
            <text:p>17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576" calcext:value-type="float">
            <text:p>17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584" calcext:value-type="float">
            <text:p>17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592" calcext:value-type="float">
            <text:p>1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608" calcext:value-type="float">
            <text:p>17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616" calcext:value-type="float">
            <text:p>17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624" calcext:value-type="float">
            <text:p>17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632" calcext:value-type="float">
            <text:p>17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640" calcext:value-type="float">
            <text:p>17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648" calcext:value-type="float">
            <text:p>17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656" calcext:value-type="float">
            <text:p>17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664" calcext:value-type="float">
            <text:p>1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672" calcext:value-type="float">
            <text:p>17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680" calcext:value-type="float">
            <text:p>17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688" calcext:value-type="float">
            <text:p>17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696" calcext:value-type="float">
            <text:p>17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704" calcext:value-type="float">
            <text:p>17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712" calcext:value-type="float">
            <text:p>17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720" calcext:value-type="float">
            <text:p>17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728" calcext:value-type="float">
            <text:p>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736" calcext:value-type="float">
            <text:p>17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744" calcext:value-type="float">
            <text:p>17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752" calcext:value-type="float">
            <text:p>17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760" calcext:value-type="float">
            <text:p>17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768" calcext:value-type="float">
            <text:p>177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7776" calcext:value-type="float">
            <text:p>17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7784" calcext:value-type="float">
            <text:p>17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7792" calcext:value-type="float">
            <text:p>1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7808" calcext:value-type="float">
            <text:p>17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7816" calcext:value-type="float">
            <text:p>17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4" calcext:value-type="float">
            <text:p>17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2" calcext:value-type="float">
            <text:p>17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0" calcext:value-type="float">
            <text:p>17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8" calcext:value-type="float">
            <text:p>17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6" calcext:value-type="float">
            <text:p>17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4" calcext:value-type="float">
            <text:p>17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2" calcext:value-type="float">
            <text:p>17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0" calcext:value-type="float">
            <text:p>17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8" calcext:value-type="float">
            <text:p>17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6" calcext:value-type="float">
            <text:p>17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4" calcext:value-type="float">
            <text:p>17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2" calcext:value-type="float">
            <text:p>17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0" calcext:value-type="float">
            <text:p>17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24" calcext:value-type="float">
            <text:p>2824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8" calcext:value-type="float">
            <text:p>179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3000" calcext:value-type="float">
            <text:p>30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7936" calcext:value-type="float">
            <text:p>179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3000" calcext:value-type="float">
            <text:p>30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7944" calcext:value-type="float">
            <text:p>17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7952" calcext:value-type="float">
            <text:p>17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7960" calcext:value-type="float">
            <text:p>17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2" calcext:value-type="float">
            <text:p>2172</text:p>
          </table:table-cell>
          <table:table-cell office:value-type="string" calcext:value-type="string">
            <text:p>Normal</text:p>
          </table:table-cell>
          <table:table-cell office:value-type="float" office:value="2720" calcext:value-type="float">
            <text:p>272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7968" calcext:value-type="float">
            <text:p>17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2720" calcext:value-type="float">
            <text:p>272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7976" calcext:value-type="float">
            <text:p>17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2" calcext:value-type="float">
            <text:p>2172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17984" calcext:value-type="float">
            <text:p>17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62" calcext:value-type="float">
            <text:p>2162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17992" calcext:value-type="float">
            <text:p>17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008" calcext:value-type="float">
            <text:p>18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016" calcext:value-type="float">
            <text:p>18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032" calcext:value-type="float">
            <text:p>180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040" calcext:value-type="float">
            <text:p>180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048" calcext:value-type="float">
            <text:p>18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056" calcext:value-type="float">
            <text:p>180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064" calcext:value-type="float">
            <text:p>180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072" calcext:value-type="float">
            <text:p>18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2" calcext:value-type="float">
            <text:p>2812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8080" calcext:value-type="float">
            <text:p>18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09" calcext:value-type="float">
            <text:p>2809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8088" calcext:value-type="float">
            <text:p>18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09" calcext:value-type="float">
            <text:p>2809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8096" calcext:value-type="float">
            <text:p>18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1" calcext:value-type="float">
            <text:p>2811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8104" calcext:value-type="float">
            <text:p>18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09" calcext:value-type="float">
            <text:p>2809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8112" calcext:value-type="float">
            <text:p>18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0" calcext:value-type="float">
            <text:p>281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8120" calcext:value-type="float">
            <text:p>18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09" calcext:value-type="float">
            <text:p>2809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8128" calcext:value-type="float">
            <text:p>18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8136" calcext:value-type="float">
            <text:p>18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146" calcext:value-type="float">
            <text:p>4146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18144" calcext:value-type="float">
            <text:p>18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146" calcext:value-type="float">
            <text:p>4146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18152" calcext:value-type="float">
            <text:p>18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160" calcext:value-type="float">
            <text:p>18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168" calcext:value-type="float">
            <text:p>18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2" calcext:value-type="float">
            <text:p>2172</text:p>
          </table:table-cell>
          <table:table-cell office:value-type="string" calcext:value-type="string">
            <text:p>Normal</text:p>
          </table:table-cell>
          <table:table-cell office:value-type="float" office:value="2720" calcext:value-type="float">
            <text:p>272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8176" calcext:value-type="float">
            <text:p>18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2720" calcext:value-type="float">
            <text:p>272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8184" calcext:value-type="float">
            <text:p>18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2968" calcext:value-type="float">
            <text:p>2968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8192" calcext:value-type="float">
            <text:p>18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2968" calcext:value-type="float">
            <text:p>2968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208" calcext:value-type="float">
            <text:p>18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216" calcext:value-type="float">
            <text:p>18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224" calcext:value-type="float">
            <text:p>18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232" calcext:value-type="float">
            <text:p>18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240" calcext:value-type="float">
            <text:p>18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248" calcext:value-type="float">
            <text:p>18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256" calcext:value-type="float">
            <text:p>18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280" calcext:value-type="float">
            <text:p>18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288" calcext:value-type="float">
            <text:p>1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296" calcext:value-type="float">
            <text:p>18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304" calcext:value-type="float">
            <text:p>18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312" calcext:value-type="float">
            <text:p>18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320" calcext:value-type="float">
            <text:p>18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328" calcext:value-type="float">
            <text:p>18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336" calcext:value-type="float">
            <text:p>18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344" calcext:value-type="float">
            <text:p>18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352" calcext:value-type="float">
            <text:p>1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360" calcext:value-type="float">
            <text:p>18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376" calcext:value-type="float">
            <text:p>18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384" calcext:value-type="float">
            <text:p>18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392" calcext:value-type="float">
            <text:p>18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408" calcext:value-type="float">
            <text:p>18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416" calcext:value-type="float">
            <text:p>18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424" calcext:value-type="float">
            <text:p>18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432" calcext:value-type="float">
            <text:p>18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440" calcext:value-type="float">
            <text:p>1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448" calcext:value-type="float">
            <text:p>18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456" calcext:value-type="float">
            <text:p>18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464" calcext:value-type="float">
            <text:p>1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472" calcext:value-type="float">
            <text:p>18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480" calcext:value-type="float">
            <text:p>18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488" calcext:value-type="float">
            <text:p>18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504" calcext:value-type="float">
            <text:p>18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512" calcext:value-type="float">
            <text:p>18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520" calcext:value-type="float">
            <text:p>18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528" calcext:value-type="float">
            <text:p>18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536" calcext:value-type="float">
            <text:p>18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544" calcext:value-type="float">
            <text:p>18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552" calcext:value-type="float">
            <text:p>18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560" calcext:value-type="float">
            <text:p>18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568" calcext:value-type="float">
            <text:p>18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576" calcext:value-type="float">
            <text:p>18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584" calcext:value-type="float">
            <text:p>18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592" calcext:value-type="float">
            <text:p>18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608" calcext:value-type="float">
            <text:p>18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616" calcext:value-type="float">
            <text:p>18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624" calcext:value-type="float">
            <text:p>18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632" calcext:value-type="float">
            <text:p>1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640" calcext:value-type="float">
            <text:p>1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648" calcext:value-type="float">
            <text:p>18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656" calcext:value-type="float">
            <text:p>18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664" calcext:value-type="float">
            <text:p>18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672" calcext:value-type="float">
            <text:p>1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680" calcext:value-type="float">
            <text:p>18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688" calcext:value-type="float">
            <text:p>1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696" calcext:value-type="float">
            <text:p>18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704" calcext:value-type="float">
            <text:p>18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712" calcext:value-type="float">
            <text:p>18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720" calcext:value-type="float">
            <text:p>18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728" calcext:value-type="float">
            <text:p>18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736" calcext:value-type="float">
            <text:p>1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744" calcext:value-type="float">
            <text:p>18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752" calcext:value-type="float">
            <text:p>1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760" calcext:value-type="float">
            <text:p>1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768" calcext:value-type="float">
            <text:p>18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7" calcext:value-type="float">
            <text:p>2187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776" calcext:value-type="float">
            <text:p>18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6" calcext:value-type="float">
            <text:p>2186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8784" calcext:value-type="float">
            <text:p>1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8" calcext:value-type="float">
            <text:p>2188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8792" calcext:value-type="float">
            <text:p>18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8" calcext:value-type="float">
            <text:p>2188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18808" calcext:value-type="float">
            <text:p>18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2872" calcext:value-type="float">
            <text:p>2872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8816" calcext:value-type="float">
            <text:p>18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2872" calcext:value-type="float">
            <text:p>2872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8824" calcext:value-type="float">
            <text:p>18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832" calcext:value-type="float">
            <text:p>18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840" calcext:value-type="float">
            <text:p>18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848" calcext:value-type="float">
            <text:p>18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856" calcext:value-type="float">
            <text:p>18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7" calcext:value-type="float">
            <text:p>2187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18864" calcext:value-type="float">
            <text:p>18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8" calcext:value-type="float">
            <text:p>2188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18872" calcext:value-type="float">
            <text:p>188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8888" calcext:value-type="float">
            <text:p>18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896" calcext:value-type="float">
            <text:p>18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904" calcext:value-type="float">
            <text:p>18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912" calcext:value-type="float">
            <text:p>18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920" calcext:value-type="float">
            <text:p>189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928" calcext:value-type="float">
            <text:p>189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936" calcext:value-type="float">
            <text:p>189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944" calcext:value-type="float">
            <text:p>18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952" calcext:value-type="float">
            <text:p>18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960" calcext:value-type="float">
            <text:p>18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968" calcext:value-type="float">
            <text:p>18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6" calcext:value-type="float">
            <text:p>2816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8976" calcext:value-type="float">
            <text:p>18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8984" calcext:value-type="float">
            <text:p>18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8992" calcext:value-type="float">
            <text:p>18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6" calcext:value-type="float">
            <text:p>19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1" calcext:value-type="float">
            <text:p>2811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19024" calcext:value-type="float">
            <text:p>19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19032" calcext:value-type="float">
            <text:p>19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42" calcext:value-type="float">
            <text:p>2842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9040" calcext:value-type="float">
            <text:p>190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9048" calcext:value-type="float">
            <text:p>19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3948" calcext:value-type="float">
            <text:p>3948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9056" calcext:value-type="float">
            <text:p>190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3948" calcext:value-type="float">
            <text:p>3948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9064" calcext:value-type="float">
            <text:p>190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080" calcext:value-type="float">
            <text:p>190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088" calcext:value-type="float">
            <text:p>190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096" calcext:value-type="float">
            <text:p>190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104" calcext:value-type="float">
            <text:p>19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112" calcext:value-type="float">
            <text:p>19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0" calcext:value-type="float">
            <text:p>2170</text:p>
          </table:table-cell>
          <table:table-cell office:value-type="string" calcext:value-type="string">
            <text:p>Normal</text:p>
          </table:table-cell>
          <table:table-cell office:value-type="float" office:value="2700" calcext:value-type="float">
            <text:p>27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9120" calcext:value-type="float">
            <text:p>19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2700" calcext:value-type="float">
            <text:p>27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9128" calcext:value-type="float">
            <text:p>19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144" calcext:value-type="float">
            <text:p>19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152" calcext:value-type="float">
            <text:p>19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160" calcext:value-type="float">
            <text:p>19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168" calcext:value-type="float">
            <text:p>19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176" calcext:value-type="float">
            <text:p>19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4" calcext:value-type="float">
            <text:p>2814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9184" calcext:value-type="float">
            <text:p>19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09" calcext:value-type="float">
            <text:p>2809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19192" calcext:value-type="float">
            <text:p>19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2" calcext:value-type="float">
            <text:p>2812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4" calcext:value-type="float">
            <text:p>2814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9208" calcext:value-type="float">
            <text:p>19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29" calcext:value-type="float">
            <text:p>2829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9216" calcext:value-type="float">
            <text:p>19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4" calcext:value-type="float">
            <text:p>2814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9224" calcext:value-type="float">
            <text:p>192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026" calcext:value-type="float">
            <text:p>4026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9232" calcext:value-type="float">
            <text:p>19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026" calcext:value-type="float">
            <text:p>4026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9240" calcext:value-type="float">
            <text:p>19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248" calcext:value-type="float">
            <text:p>19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256" calcext:value-type="float">
            <text:p>19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264" calcext:value-type="float">
            <text:p>192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272" calcext:value-type="float">
            <text:p>192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280" calcext:value-type="float">
            <text:p>19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8" calcext:value-type="float">
            <text:p>2188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288" calcext:value-type="float">
            <text:p>19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33" calcext:value-type="float">
            <text:p>2133</text:p>
          </table:table-cell>
          <table:table-cell office:value-type="string" calcext:value-type="string">
            <text:p>Normal</text:p>
          </table:table-cell>
          <table:table-cell office:value-type="float" office:value="2330" calcext:value-type="float">
            <text:p>233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9296" calcext:value-type="float">
            <text:p>19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2330" calcext:value-type="float">
            <text:p>233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9304" calcext:value-type="float">
            <text:p>1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3202" calcext:value-type="float">
            <text:p>3202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9312" calcext:value-type="float">
            <text:p>19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3202" calcext:value-type="float">
            <text:p>3202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9320" calcext:value-type="float">
            <text:p>19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328" calcext:value-type="float">
            <text:p>19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336" calcext:value-type="float">
            <text:p>19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344" calcext:value-type="float">
            <text:p>1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352" calcext:value-type="float">
            <text:p>19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360" calcext:value-type="float">
            <text:p>19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368" calcext:value-type="float">
            <text:p>19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376" calcext:value-type="float">
            <text:p>19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384" calcext:value-type="float">
            <text:p>19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392" calcext:value-type="float">
            <text:p>19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408" calcext:value-type="float">
            <text:p>19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416" calcext:value-type="float">
            <text:p>19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424" calcext:value-type="float">
            <text:p>19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432" calcext:value-type="float">
            <text:p>19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440" calcext:value-type="float">
            <text:p>19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448" calcext:value-type="float">
            <text:p>19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456" calcext:value-type="float">
            <text:p>19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464" calcext:value-type="float">
            <text:p>19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472" calcext:value-type="float">
            <text:p>19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480" calcext:value-type="float">
            <text:p>19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488" calcext:value-type="float">
            <text:p>19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496" calcext:value-type="float">
            <text:p>19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504" calcext:value-type="float">
            <text:p>19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512" calcext:value-type="float">
            <text:p>19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520" calcext:value-type="float">
            <text:p>19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528" calcext:value-type="float">
            <text:p>19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536" calcext:value-type="float">
            <text:p>19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544" calcext:value-type="float">
            <text:p>19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552" calcext:value-type="float">
            <text:p>19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560" calcext:value-type="float">
            <text:p>19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568" calcext:value-type="float">
            <text:p>19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576" calcext:value-type="float">
            <text:p>19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584" calcext:value-type="float">
            <text:p>19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592" calcext:value-type="float">
            <text:p>19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608" calcext:value-type="float">
            <text:p>19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616" calcext:value-type="float">
            <text:p>19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624" calcext:value-type="float">
            <text:p>19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632" calcext:value-type="float">
            <text:p>19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640" calcext:value-type="float">
            <text:p>19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648" calcext:value-type="float">
            <text:p>19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656" calcext:value-type="float">
            <text:p>19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664" calcext:value-type="float">
            <text:p>19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672" calcext:value-type="float">
            <text:p>19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680" calcext:value-type="float">
            <text:p>19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688" calcext:value-type="float">
            <text:p>1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696" calcext:value-type="float">
            <text:p>19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704" calcext:value-type="float">
            <text:p>19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712" calcext:value-type="float">
            <text:p>19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720" calcext:value-type="float">
            <text:p>19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728" calcext:value-type="float">
            <text:p>19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736" calcext:value-type="float">
            <text:p>19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744" calcext:value-type="float">
            <text:p>1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752" calcext:value-type="float">
            <text:p>19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760" calcext:value-type="float">
            <text:p>19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768" calcext:value-type="float">
            <text:p>19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776" calcext:value-type="float">
            <text:p>19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784" calcext:value-type="float">
            <text:p>19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792" calcext:value-type="float">
            <text:p>19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808" calcext:value-type="float">
            <text:p>1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816" calcext:value-type="float">
            <text:p>19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824" calcext:value-type="float">
            <text:p>19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832" calcext:value-type="float">
            <text:p>19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840" calcext:value-type="float">
            <text:p>19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848" calcext:value-type="float">
            <text:p>19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856" calcext:value-type="float">
            <text:p>19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864" calcext:value-type="float">
            <text:p>19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872" calcext:value-type="float">
            <text:p>19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880" calcext:value-type="float">
            <text:p>19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888" calcext:value-type="float">
            <text:p>19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896" calcext:value-type="float">
            <text:p>19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904" calcext:value-type="float">
            <text:p>19904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09" calcext:value-type="float">
            <text:p>1809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912" calcext:value-type="float">
            <text:p>19912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09" calcext:value-type="float">
            <text:p>1809</text:p>
          </table:table-cell>
          <table:table-cell office:value-type="string" calcext:value-type="string">
            <text:p>Normal</text:p>
          </table:table-cell>
          <table:table-cell office:value-type="float" office:value="2090" calcext:value-type="float">
            <text:p>209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9920" calcext:value-type="float">
            <text:p>19920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1" calcext:value-type="float">
            <text:p>1811</text:p>
          </table:table-cell>
          <table:table-cell office:value-type="string" calcext:value-type="string">
            <text:p>Normal</text:p>
          </table:table-cell>
          <table:table-cell office:value-type="float" office:value="2090" calcext:value-type="float">
            <text:p>209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9928" calcext:value-type="float">
            <text:p>19928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09" calcext:value-type="float">
            <text:p>1809</text:p>
          </table:table-cell>
          <table:table-cell office:value-type="string" calcext:value-type="string">
            <text:p>Normal</text:p>
          </table:table-cell>
          <table:table-cell office:value-type="float" office:value="3236" calcext:value-type="float">
            <text:p>3236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9936" calcext:value-type="float">
            <text:p>19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3236" calcext:value-type="float">
            <text:p>3236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9944" calcext:value-type="float">
            <text:p>19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Normal</text:p>
          </table:table-cell>
          <table:table-cell office:value-type="float" office:value="4222" calcext:value-type="float">
            <text:p>4222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19952" calcext:value-type="float">
            <text:p>199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Track finished</text:p>
          </table:table-cell>
          <table:table-cell office:value-type="float" office:value="4222" calcext:value-type="float">
            <text:p>4222</text:p>
          </table:table-cell>
          <table:table-cell office:value-type="float" office:value="2854" calcext:value-type="float">
            <text:p>2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30T17:57:19.791000000</dc:date>
    <meta:editing-duration>PT6H32M27S</meta:editing-duration>
    <meta:editing-cycles>2</meta:editing-cycles>
    <meta:generator>LibreOffice/7.6.0.3$Windows_X86_64 LibreOffice_project/69edd8b8ebc41d00b4de3915dc82f8f0fc3b6265</meta:generator>
    <meta:document-statistic meta:table-count="1" meta:cell-count="8109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4064" chart:maximum="2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7.377cm" svg:height="10.234cm" xlink:href=".." xlink:type="simple" chart:class="chart:scatter" chart:style-name="ch1">
        <chart:legend chart:legend-position="bottom" svg:x="27.413cm" svg:y="9.635cm" style:legend-expansion="wide" chart:style-name="ch2"/>
        <chart:plot-area chart:style-name="ch3" table:cell-range-address="LineFollowerTrackVF0.A1:LineFollowerTrackVF0.F739" chart:data-source-has-labels="both" svg:x="1.346cm" svg:y="0.231cm" svg:width="61.497cm" svg:height="9.708cm">
          <chart:coordinate-region svg:x="2.338cm" svg:y="0.43cm" svg:width="60.505cm" svg:height="8.862cm"/>
          <chart:axis chart:dimension="x" chart:name="primary-x" chart:style-name="ch4" chartooo:axis-type="auto">
            <chart:categories table:cell-range-address="LineFollowerTrackVF0.A2:LineFollowerTrackVF0.A7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neFollowerTrackVF0.B2:LineFollowerTrackVF0.B739" chart:label-cell-address="LineFollowerTrackVF0.B1:LineFollowerTrackVF0.B1" chart:class="chart:scatter">
            <chart:domain table:cell-range-address="LineFollowerTrackVF0.A2:LineFollowerTrackVF0.A739"/>
            <chart:data-point chart:repeated="738"/>
          </chart:series>
          <chart:series chart:style-name="ch8" chart:values-cell-range-address="LineFollowerTrackVF0.C2:LineFollowerTrackVF0.C739" chart:label-cell-address="LineFollowerTrackVF0.C1:LineFollowerTrackVF0.C1" chart:class="chart:scatter">
            <chart:data-point chart:repeated="738"/>
          </chart:series>
          <chart:series chart:style-name="ch9" chart:values-cell-range-address="LineFollowerTrackVF0.D2:LineFollowerTrackVF0.D739" chart:label-cell-address="LineFollowerTrackVF0.D1:LineFollowerTrackVF0.D1" chart:class="chart:scatter">
            <chart:data-point chart:repeated="738"/>
          </chart:series>
          <chart:series chart:style-name="ch10" chart:values-cell-range-address="LineFollowerTrackVF0.E2:LineFollowerTrackVF0.E739" chart:label-cell-address="LineFollowerTrackVF0.E1:LineFollowerTrackVF0.E1" chart:class="chart:scatter">
            <chart:data-point chart:repeated="738"/>
          </chart:series>
          <chart:series chart:style-name="ch11" chart:values-cell-range-address="LineFollowerTrackVF0.F2:LineFollowerTrackVF0.F739" chart:label-cell-address="LineFollowerTrackVF0.F1:LineFollowerTrackVF0.F1" chart:class="chart:scatter">
            <chart:data-point chart:repeated="7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or 0</text:p>
                <draw:g>
                  <svg:desc>LineFollowerTrackVF0.B1:LineFollowerTrackVF0.B1</svg:desc>
                </draw:g>
              </table:table-cell>
              <table:table-cell office:value-type="string">
                <text:p>Sensor 1</text:p>
                <draw:g>
                  <svg:desc>LineFollowerTrackVF0.C1:LineFollowerTrackVF0.C1</svg:desc>
                </draw:g>
              </table:table-cell>
              <table:table-cell office:value-type="string">
                <text:p>Sensor 2</text:p>
                <draw:g>
                  <svg:desc>LineFollowerTrackVF0.D1:LineFollowerTrackVF0.D1</svg:desc>
                </draw:g>
              </table:table-cell>
              <table:table-cell office:value-type="string">
                <text:p>Sensor 3</text:p>
                <draw:g>
                  <svg:desc>LineFollowerTrackVF0.E1:LineFollowerTrackVF0.E1</svg:desc>
                </draw:g>
              </table:table-cell>
              <table:table-cell office:value-type="string">
                <text:p>Sensor 4</text:p>
                <draw:g>
                  <svg:desc>LineFollowerTrackVF0.F1:LineFollowerTrackVF0.F1</svg:desc>
                </draw:g>
              </table:table-cell>
            </table:table-row>
          </table:table-header-rows>
          <table:table-rows>
            <table:table-row>
              <table:table-cell office:value-type="float" office:value="14056">
                <text:p>14056</text:p>
                <draw:g>
                  <svg:desc>LineFollowerTrackVF0.A2:LineFollowerTrackVF0.A739</svg:desc>
                </draw:g>
              </table:table-cell>
              <table:table-cell office:value-type="float" office:value="0">
                <text:p>0</text:p>
                <draw:g>
                  <svg:desc>LineFollowerTrackVF0.B2:LineFollowerTrackVF0.B739</svg:desc>
                </draw:g>
              </table:table-cell>
              <table:table-cell office:value-type="float" office:value="1000">
                <text:p>1000</text:p>
                <draw:g>
                  <svg:desc>LineFollowerTrackVF0.C2:LineFollowerTrackVF0.C739</svg:desc>
                </draw:g>
              </table:table-cell>
              <table:table-cell office:value-type="float" office:value="1000">
                <text:p>1000</text:p>
                <draw:g>
                  <svg:desc>LineFollowerTrackVF0.D2:LineFollowerTrackVF0.D739</svg:desc>
                </draw:g>
              </table:table-cell>
              <table:table-cell office:value-type="float" office:value="0">
                <text:p>0</text:p>
                <draw:g>
                  <svg:desc>LineFollowerTrackVF0.E2:LineFollowerTrackVF0.E739</svg:desc>
                </draw:g>
              </table:table-cell>
              <table:table-cell office:value-type="float" office:value="0">
                <text:p>0</text:p>
                <draw:g>
                  <svg:desc>LineFollowerTrackVF0.F2:LineFollowerTrackVF0.F739</svg:desc>
                </draw:g>
              </table:table-cell>
            </table:table-row>
            <table:table-row>
              <table:table-cell office:value-type="float" office:value="14064">
                <text:p>14064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72">
                <text:p>14072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80">
                <text:p>1408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88">
                <text:p>14088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96">
                <text:p>14096</text:p>
              </table:table-cell>
              <table:table-cell office:value-type="float" office:value="0">
                <text:p>0</text:p>
              </table:table-cell>
              <table:table-cell office:value-type="float" office:value="215">
                <text:p>21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04">
                <text:p>14104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12">
                <text:p>14112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20">
                <text:p>14120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28">
                <text:p>14128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36">
                <text:p>14136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44">
                <text:p>14144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52">
                <text:p>14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60">
                <text:p>14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68">
                <text:p>14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76">
                <text:p>14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84">
                <text:p>14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92">
                <text:p>14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08">
                <text:p>14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16">
                <text:p>14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24">
                <text:p>14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32">
                <text:p>14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28">
                <text:p>2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4240">
                <text:p>14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28">
                <text:p>2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4248">
                <text:p>1424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29">
                <text:p>2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4256">
                <text:p>14256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1">
                <text:p>2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4264">
                <text:p>1426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05">
                <text:p>2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4272">
                <text:p>1427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80">
                <text:p>14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88">
                <text:p>1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96">
                <text:p>14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04">
                <text:p>1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12">
                <text:p>14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20">
                <text:p>14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28">
                <text:p>14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36">
                <text:p>14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44">
                <text:p>14344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52">
                <text:p>14352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60">
                <text:p>1436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68">
                <text:p>14368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76">
                <text:p>14376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84">
                <text:p>14384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92">
                <text:p>14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08">
                <text:p>14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16">
                <text:p>14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24">
                <text:p>14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32">
                <text:p>14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40">
                <text:p>14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48">
                <text:p>14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56">
                <text:p>14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64">
                <text:p>14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72">
                <text:p>14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80">
                <text:p>14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88">
                <text:p>14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96">
                <text:p>14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04">
                <text:p>1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12">
                <text:p>14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20">
                <text:p>14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28">
                <text:p>14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36">
                <text:p>14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44">
                <text:p>14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52">
                <text:p>14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60">
                <text:p>14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68">
                <text:p>14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76">
                <text:p>14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84">
                <text:p>14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92">
                <text:p>14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08">
                <text:p>14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16">
                <text:p>14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24">
                <text:p>14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32">
                <text:p>14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40">
                <text:p>14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48">
                <text:p>14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56">
                <text:p>14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64">
                <text:p>14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72">
                <text:p>14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80">
                <text:p>14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88">
                <text:p>14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96">
                <text:p>14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04">
                <text:p>14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12">
                <text:p>14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20">
                <text:p>14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28">
                <text:p>14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36">
                <text:p>14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44">
                <text:p>14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52">
                <text:p>14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60">
                <text:p>14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68">
                <text:p>14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76">
                <text:p>14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84">
                <text:p>14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92">
                <text:p>14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08">
                <text:p>14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16">
                <text:p>14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24">
                <text:p>14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32">
                <text:p>14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40">
                <text:p>14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48">
                <text:p>14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56">
                <text:p>14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64">
                <text:p>14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72">
                <text:p>14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80">
                <text:p>14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88">
                <text:p>14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96">
                <text:p>14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04">
                <text:p>14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12">
                <text:p>14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20">
                <text:p>14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28">
                <text:p>14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36">
                <text:p>14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44">
                <text:p>14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52">
                <text:p>14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60">
                <text:p>14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68">
                <text:p>14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76">
                <text:p>14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84">
                <text:p>14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92">
                <text:p>14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8">
                <text:p>15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16">
                <text:p>15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24">
                <text:p>1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32">
                <text:p>15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40">
                <text:p>15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48">
                <text:p>15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56">
                <text:p>15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64">
                <text:p>15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72">
                <text:p>15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80">
                <text:p>15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88">
                <text:p>15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96">
                <text:p>15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04">
                <text:p>15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12">
                <text:p>15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20">
                <text:p>15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28">
                <text:p>15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36">
                <text:p>15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44">
                <text:p>15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52">
                <text:p>15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60">
                <text:p>15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68">
                <text:p>15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76">
                <text:p>15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84">
                <text:p>15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92">
                <text:p>15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08">
                <text:p>15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16">
                <text:p>15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24">
                <text:p>15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32">
                <text:p>15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40">
                <text:p>15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48">
                <text:p>15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56">
                <text:p>15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64">
                <text:p>15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72">
                <text:p>15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80">
                <text:p>15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88">
                <text:p>15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96">
                <text:p>15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04">
                <text:p>15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12">
                <text:p>15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20">
                <text:p>15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28">
                <text:p>15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36">
                <text:p>15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44">
                <text:p>15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52">
                <text:p>15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60">
                <text:p>15360</text:p>
              </table:table-cell>
              <table:table-cell office:value-type="float" office:value="0">
                <text:p>0</text:p>
              </table:table-cell>
              <table:table-cell office:value-type="float" office:value="227">
                <text:p>227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68">
                <text:p>15368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76">
                <text:p>15376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84">
                <text:p>15384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92">
                <text:p>15392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08">
                <text:p>15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16">
                <text:p>15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24">
                <text:p>15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32">
                <text:p>15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40">
                <text:p>15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48">
                <text:p>15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56">
                <text:p>15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64">
                <text:p>15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72">
                <text:p>15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80">
                <text:p>15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88">
                <text:p>15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96">
                <text:p>15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04">
                <text:p>15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12">
                <text:p>15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20">
                <text:p>15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28">
                <text:p>15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36">
                <text:p>1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44">
                <text:p>15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2">
                <text:p>15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60">
                <text:p>15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76">
                <text:p>15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84">
                <text:p>15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92">
                <text:p>15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08">
                <text:p>15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16">
                <text:p>15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24">
                <text:p>15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32">
                <text:p>15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40">
                <text:p>15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48">
                <text:p>15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56">
                <text:p>15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64">
                <text:p>15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72">
                <text:p>15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80">
                <text:p>15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88">
                <text:p>15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96">
                <text:p>15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04">
                <text:p>15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12">
                <text:p>15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20">
                <text:p>15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28">
                <text:p>15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36">
                <text:p>15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44">
                <text:p>15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52">
                <text:p>15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60">
                <text:p>15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68">
                <text:p>15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76">
                <text:p>15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84">
                <text:p>15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92">
                <text:p>15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08">
                <text:p>15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16">
                <text:p>15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24">
                <text:p>15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32">
                <text:p>15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40">
                <text:p>15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48">
                <text:p>15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56">
                <text:p>15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64">
                <text:p>15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72">
                <text:p>15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80">
                <text:p>15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88">
                <text:p>15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96">
                <text:p>15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04">
                <text:p>15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12">
                <text:p>15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20">
                <text:p>15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28">
                <text:p>15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36">
                <text:p>15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44">
                <text:p>15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52">
                <text:p>15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60">
                <text:p>15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68">
                <text:p>15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76">
                <text:p>15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84">
                <text:p>15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92">
                <text:p>15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8">
                <text:p>16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16">
                <text:p>16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24">
                <text:p>16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32">
                <text:p>16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40">
                <text:p>16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48">
                <text:p>16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56">
                <text:p>16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64">
                <text:p>16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72">
                <text:p>16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80">
                <text:p>16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88">
                <text:p>16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96">
                <text:p>16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04">
                <text:p>16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12">
                <text:p>16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20">
                <text:p>16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28">
                <text:p>16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36">
                <text:p>16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44">
                <text:p>16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52">
                <text:p>16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60">
                <text:p>16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68">
                <text:p>16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">
                <text:p>23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76">
                <text:p>16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">
                <text:p>23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84">
                <text:p>16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92">
                <text:p>16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08">
                <text:p>16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16">
                <text:p>16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24">
                <text:p>16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32">
                <text:p>16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40">
                <text:p>16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48">
                <text:p>16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56">
                <text:p>16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64">
                <text:p>16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72">
                <text:p>16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80">
                <text:p>16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88">
                <text:p>16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96">
                <text:p>16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04">
                <text:p>16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12">
                <text:p>16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20">
                <text:p>16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28">
                <text:p>16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36">
                <text:p>16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44">
                <text:p>16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52">
                <text:p>16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60">
                <text:p>16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68">
                <text:p>16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76">
                <text:p>16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2">
                <text:p>16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08">
                <text:p>16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16">
                <text:p>16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24">
                <text:p>16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32">
                <text:p>16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40">
                <text:p>16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48">
                <text:p>16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56">
                <text:p>16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64">
                <text:p>16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72">
                <text:p>16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80">
                <text:p>16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88">
                <text:p>16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96">
                <text:p>16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04">
                <text:p>16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12">
                <text:p>16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0">
                <text:p>16520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8">
                <text:p>16528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36">
                <text:p>16536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44">
                <text:p>16544</text:p>
              </table:table-cell>
              <table:table-cell office:value-type="float" office:value="0">
                <text:p>0</text:p>
              </table:table-cell>
              <table:table-cell office:value-type="float" office:value="215">
                <text:p>21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52">
                <text:p>16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60">
                <text:p>16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68">
                <text:p>16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76">
                <text:p>16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84">
                <text:p>16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92">
                <text:p>1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08">
                <text:p>16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16">
                <text:p>16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24">
                <text:p>16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32">
                <text:p>16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40">
                <text:p>16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48">
                <text:p>16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56">
                <text:p>16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64">
                <text:p>16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72">
                <text:p>16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80">
                <text:p>16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88">
                <text:p>16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96">
                <text:p>16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04">
                <text:p>16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12">
                <text:p>16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20">
                <text:p>16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28">
                <text:p>16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36">
                <text:p>1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44">
                <text:p>16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52">
                <text:p>16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60">
                <text:p>16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68">
                <text:p>16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76">
                <text:p>16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84">
                <text:p>16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92">
                <text:p>16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08">
                <text:p>16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16">
                <text:p>16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24">
                <text:p>16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32">
                <text:p>16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40">
                <text:p>16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48">
                <text:p>16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56">
                <text:p>16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64">
                <text:p>16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72">
                <text:p>16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80">
                <text:p>16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88">
                <text:p>16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96">
                <text:p>16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04">
                <text:p>16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12">
                <text:p>16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20">
                <text:p>16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28">
                <text:p>16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36">
                <text:p>16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44">
                <text:p>16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52">
                <text:p>16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60">
                <text:p>16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68">
                <text:p>16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76">
                <text:p>16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84">
                <text:p>16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92">
                <text:p>16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8">
                <text:p>17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16">
                <text:p>17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24">
                <text:p>17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32">
                <text:p>17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40">
                <text:p>17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48">
                <text:p>17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56">
                <text:p>17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64">
                <text:p>17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72">
                <text:p>17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80">
                <text:p>17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88">
                <text:p>17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96">
                <text:p>17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04">
                <text:p>17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12">
                <text:p>17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20">
                <text:p>17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28">
                <text:p>17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36">
                <text:p>17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44">
                <text:p>17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52">
                <text:p>1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60">
                <text:p>17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68">
                <text:p>17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76">
                <text:p>17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84">
                <text:p>17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92">
                <text:p>17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08">
                <text:p>17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16">
                <text:p>17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24">
                <text:p>17224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32">
                <text:p>17232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40">
                <text:p>17240</text:p>
              </table:table-cell>
              <table:table-cell office:value-type="float" office:value="0">
                <text:p>0</text:p>
              </table:table-cell>
              <table:table-cell office:value-type="float" office:value="227">
                <text:p>227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48">
                <text:p>17248</text:p>
              </table:table-cell>
              <table:table-cell office:value-type="float" office:value="0">
                <text:p>0</text:p>
              </table:table-cell>
              <table:table-cell office:value-type="float" office:value="215">
                <text:p>21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56">
                <text:p>17256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64">
                <text:p>17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72">
                <text:p>17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80">
                <text:p>17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88">
                <text:p>17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96">
                <text:p>17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04">
                <text:p>17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12">
                <text:p>17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20">
                <text:p>17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28">
                <text:p>17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36">
                <text:p>17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44">
                <text:p>17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52">
                <text:p>17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60">
                <text:p>17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68">
                <text:p>17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76">
                <text:p>17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84">
                <text:p>17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92">
                <text:p>17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08">
                <text:p>17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16">
                <text:p>17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24">
                <text:p>17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32">
                <text:p>17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40">
                <text:p>17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48">
                <text:p>17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56">
                <text:p>17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64">
                <text:p>17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72">
                <text:p>17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80">
                <text:p>17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88">
                <text:p>17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96">
                <text:p>17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4">
                <text:p>17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12">
                <text:p>17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20">
                <text:p>17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28">
                <text:p>17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36">
                <text:p>17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44">
                <text:p>17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52">
                <text:p>17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60">
                <text:p>17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68">
                <text:p>17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76">
                <text:p>17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84">
                <text:p>17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92">
                <text:p>17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08">
                <text:p>17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16">
                <text:p>17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24">
                <text:p>17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32">
                <text:p>17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40">
                <text:p>17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48">
                <text:p>17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56">
                <text:p>17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64">
                <text:p>17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72">
                <text:p>17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80">
                <text:p>17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88">
                <text:p>17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96">
                <text:p>17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04">
                <text:p>17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20">
                <text:p>17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28">
                <text:p>17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36">
                <text:p>17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44">
                <text:p>17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52">
                <text:p>17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60">
                <text:p>17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68">
                <text:p>17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76">
                <text:p>17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84">
                <text:p>17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92">
                <text:p>17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08">
                <text:p>17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16">
                <text:p>17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24">
                <text:p>17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32">
                <text:p>17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40">
                <text:p>17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48">
                <text:p>17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56">
                <text:p>17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64">
                <text:p>17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72">
                <text:p>17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80">
                <text:p>17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88">
                <text:p>17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96">
                <text:p>17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04">
                <text:p>17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12">
                <text:p>17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20">
                <text:p>17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28">
                <text:p>17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36">
                <text:p>17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44">
                <text:p>17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52">
                <text:p>17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60">
                <text:p>17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68">
                <text:p>17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76">
                <text:p>17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84">
                <text:p>17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92">
                <text:p>17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8">
                <text:p>18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16">
                <text:p>18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24">
                <text:p>18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32">
                <text:p>18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40">
                <text:p>18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48">
                <text:p>18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56">
                <text:p>18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64">
                <text:p>18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72">
                <text:p>18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80">
                <text:p>18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88">
                <text:p>18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96">
                <text:p>18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04">
                <text:p>18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12">
                <text:p>18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20">
                <text:p>18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28">
                <text:p>18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36">
                <text:p>18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44">
                <text:p>18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52">
                <text:p>18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60">
                <text:p>18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68">
                <text:p>18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76">
                <text:p>18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84">
                <text:p>18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92">
                <text:p>18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08">
                <text:p>18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16">
                <text:p>18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24">
                <text:p>18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32">
                <text:p>18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40">
                <text:p>18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48">
                <text:p>18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56">
                <text:p>18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64">
                <text:p>18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72">
                <text:p>18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80">
                <text:p>18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88">
                <text:p>18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96">
                <text:p>18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04">
                <text:p>18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12">
                <text:p>18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20">
                <text:p>18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28">
                <text:p>18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36">
                <text:p>18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44">
                <text:p>18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52">
                <text:p>18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60">
                <text:p>18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68">
                <text:p>18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76">
                <text:p>18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84">
                <text:p>18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92">
                <text:p>18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08">
                <text:p>18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16">
                <text:p>18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24">
                <text:p>18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32">
                <text:p>18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40">
                <text:p>18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48">
                <text:p>18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56">
                <text:p>18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64">
                <text:p>18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72">
                <text:p>18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80">
                <text:p>18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88">
                <text:p>18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96">
                <text:p>18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04">
                <text:p>18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12">
                <text:p>18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20">
                <text:p>18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28">
                <text:p>18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36">
                <text:p>18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44">
                <text:p>18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52">
                <text:p>18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60">
                <text:p>18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68">
                <text:p>18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76">
                <text:p>1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84">
                <text:p>18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92">
                <text:p>18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08">
                <text:p>18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16">
                <text:p>18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24">
                <text:p>18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32">
                <text:p>18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40">
                <text:p>18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48">
                <text:p>18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56">
                <text:p>18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64">
                <text:p>18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72">
                <text:p>18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80">
                <text:p>18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88">
                <text:p>18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96">
                <text:p>18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04">
                <text:p>18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12">
                <text:p>18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20">
                <text:p>18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28">
                <text:p>18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36">
                <text:p>18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44">
                <text:p>18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52">
                <text:p>18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60">
                <text:p>18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68">
                <text:p>18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76">
                <text:p>18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84">
                <text:p>18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92">
                <text:p>18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08">
                <text:p>18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16">
                <text:p>18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24">
                <text:p>18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32">
                <text:p>18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40">
                <text:p>18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48">
                <text:p>18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56">
                <text:p>18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64">
                <text:p>18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72">
                <text:p>18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88">
                <text:p>18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96">
                <text:p>18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04">
                <text:p>18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12">
                <text:p>18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20">
                <text:p>18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28">
                <text:p>18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36">
                <text:p>18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44">
                <text:p>18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52">
                <text:p>18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60">
                <text:p>18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68">
                <text:p>18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76">
                <text:p>18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84">
                <text:p>18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92">
                <text:p>18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8">
                <text:p>19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16">
                <text:p>19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24">
                <text:p>19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32">
                <text:p>19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40">
                <text:p>19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48">
                <text:p>19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56">
                <text:p>19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64">
                <text:p>19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72">
                <text:p>19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80">
                <text:p>19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88">
                <text:p>19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96">
                <text:p>19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04">
                <text:p>19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12">
                <text:p>19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20">
                <text:p>19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28">
                <text:p>19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36">
                <text:p>19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44">
                <text:p>19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52">
                <text:p>19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60">
                <text:p>19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68">
                <text:p>19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76">
                <text:p>19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7">
                <text:p>227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84">
                <text:p>19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92">
                <text:p>19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08">
                <text:p>19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16">
                <text:p>19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24">
                <text:p>19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32">
                <text:p>19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40">
                <text:p>19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48">
                <text:p>19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56">
                <text:p>19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64">
                <text:p>19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72">
                <text:p>19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80">
                <text:p>19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88">
                <text:p>19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96">
                <text:p>19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04">
                <text:p>19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12">
                <text:p>19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20">
                <text:p>19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28">
                <text:p>19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36">
                <text:p>19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44">
                <text:p>1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52">
                <text:p>19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60">
                <text:p>19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68">
                <text:p>19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76">
                <text:p>19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84">
                <text:p>19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92">
                <text:p>19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08">
                <text:p>19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16">
                <text:p>19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24">
                <text:p>19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32">
                <text:p>19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40">
                <text:p>19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48">
                <text:p>19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56">
                <text:p>19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64">
                <text:p>19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72">
                <text:p>19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80">
                <text:p>19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88">
                <text:p>19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96">
                <text:p>19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04">
                <text:p>19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12">
                <text:p>19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20">
                <text:p>19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28">
                <text:p>19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36">
                <text:p>19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44">
                <text:p>19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52">
                <text:p>19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60">
                <text:p>19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68">
                <text:p>19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76">
                <text:p>19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84">
                <text:p>19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92">
                <text:p>19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08">
                <text:p>19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16">
                <text:p>19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24">
                <text:p>19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32">
                <text:p>19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40">
                <text:p>19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48">
                <text:p>19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56">
                <text:p>19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64">
                <text:p>19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72">
                <text:p>19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80">
                <text:p>19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88">
                <text:p>19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96">
                <text:p>19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04">
                <text:p>19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12">
                <text:p>19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20">
                <text:p>19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28">
                <text:p>19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36">
                <text:p>19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44">
                <text:p>1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52">
                <text:p>19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60">
                <text:p>19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68">
                <text:p>19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76">
                <text:p>19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84">
                <text:p>19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92">
                <text:p>1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08">
                <text:p>1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16">
                <text:p>19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24">
                <text:p>1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32">
                <text:p>19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40">
                <text:p>19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48">
                <text:p>19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56">
                <text:p>1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4">
                <text:p>19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2">
                <text:p>1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0">
                <text:p>19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8">
                <text:p>1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6">
                <text:p>19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4">
                <text:p>19904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2">
                <text:p>19912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0">
                <text:p>1992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8">
                <text:p>19928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6">
                <text:p>1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4">
                <text:p>19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2">
                <text:p>1995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4.27cm" svg:height="9cm" xlink:href=".." xlink:type="simple" chart:class="chart:line" chart:style-name="ch1">
        <chart:legend chart:legend-position="bottom" svg:x="29.664cm" svg:y="8.401cm" style:legend-expansion="wide" chart:style-name="ch2"/>
        <chart:plot-area chart:style-name="ch3" table:cell-range-address="LineFollowerTrackVF0.A1:LineFollowerTrackVF0.A739 LineFollowerTrackVF0.G1:LineFollowerTrackVF0.H739" chart:data-source-has-labels="both" svg:x="1.285cm" svg:y="0.18cm" svg:width="61.7cm" svg:height="7.857cm">
          <chart:coordinate-region svg:x="2.277cm" svg:y="0.379cm" svg:width="60.566cm" svg:height="6.473cm"/>
          <chart:axis chart:dimension="x" chart:name="primary-x" chart:style-name="ch4" chartooo:axis-type="auto">
            <chartooo:date-scale/>
            <chart:categories table:cell-range-address="LineFollowerTrackVF0.A2:LineFollowerTrackVF0.A7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neFollowerTrackVF0.G2:LineFollowerTrackVF0.G739" chart:label-cell-address="LineFollowerTrackVF0.G1:LineFollowerTrackVF0.G1" chart:class="chart:line">
            <chart:data-point chart:repeated="738"/>
          </chart:series>
          <chart:series chart:style-name="ch8" chart:values-cell-range-address="LineFollowerTrackVF0.H2:LineFollowerTrackVF0.H739" chart:label-cell-address="LineFollowerTrackVF0.H1:LineFollowerTrackVF0.H1" chart:class="chart:line">
            <chart:data-point chart:repeated="7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on</text:p>
                <draw:g>
                  <svg:desc>LineFollowerTrackVF0.G1:LineFollowerTrackVF0.G1</svg:desc>
                </draw:g>
              </table:table-cell>
              <table:table-cell office:value-type="string">
                <text:p>Position3</text:p>
                <draw:g>
                  <svg:desc>LineFollowerTrackVF0.H1:LineFollowerTrackVF0.H1</svg:desc>
                </draw:g>
              </table:table-cell>
            </table:table-row>
          </table:table-header-rows>
          <table:table-rows>
            <table:table-row>
              <table:table-cell office:value-type="float" office:value="14056">
                <text:p>14056</text:p>
                <draw:g>
                  <svg:desc>LineFollowerTrackVF0.A2:LineFollowerTrackVF0.A739</svg:desc>
                </draw:g>
              </table:table-cell>
              <table:table-cell office:value-type="float" office:value="1500">
                <text:p>1500</text:p>
                <draw:g>
                  <svg:desc>LineFollowerTrackVF0.G2:LineFollowerTrackVF0.G739</svg:desc>
                </draw:g>
              </table:table-cell>
              <table:table-cell office:value-type="float" office:value="1500">
                <text:p>1500</text:p>
                <draw:g>
                  <svg:desc>LineFollowerTrackVF0.H2:LineFollowerTrackVF0.H739</svg:desc>
                </draw:g>
              </table:table-cell>
            </table:table-row>
            <table:table-row>
              <table:table-cell office:value-type="float" office:value="14064">
                <text:p>14064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14072">
                <text:p>14072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14080">
                <text:p>14080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14088">
                <text:p>14088</text:p>
              </table:table-cell>
              <table:table-cell office:value-type="float" office:value="1823">
                <text:p>182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14096">
                <text:p>14096</text:p>
              </table:table-cell>
              <table:table-cell office:value-type="float" office:value="1823">
                <text:p>182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14104">
                <text:p>14104</text:p>
              </table:table-cell>
              <table:table-cell office:value-type="float" office:value="1811">
                <text:p>1811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14112">
                <text:p>14112</text:p>
              </table:table-cell>
              <table:table-cell office:value-type="float" office:value="1811">
                <text:p>1811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14120">
                <text:p>14120</text:p>
              </table:table-cell>
              <table:table-cell office:value-type="float" office:value="1818">
                <text:p>1818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float" office:value="14128">
                <text:p>14128</text:p>
              </table:table-cell>
              <table:table-cell office:value-type="float" office:value="1817">
                <text:p>1817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14136">
                <text:p>14136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14144">
                <text:p>14144</text:p>
              </table:table-cell>
              <table:table-cell office:value-type="float" office:value="1818">
                <text:p>1818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float" office:value="14152">
                <text:p>141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160">
                <text:p>141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168">
                <text:p>1416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176">
                <text:p>1417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184">
                <text:p>1418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192">
                <text:p>1419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208">
                <text:p>14208</text:p>
              </table:table-cell>
              <table:table-cell office:value-type="float" office:value="2191">
                <text:p>2191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float" office:value="14216">
                <text:p>14216</text:p>
              </table:table-cell>
              <table:table-cell office:value-type="float" office:value="2185">
                <text:p>2185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float" office:value="14224">
                <text:p>14224</text:p>
              </table:table-cell>
              <table:table-cell office:value-type="float" office:value="2171">
                <text:p>2171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float" office:value="14232">
                <text:p>14232</text:p>
              </table:table-cell>
              <table:table-cell office:value-type="float" office:value="3000">
                <text:p>3000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float" office:value="14240">
                <text:p>14240</text:p>
              </table:table-cell>
              <table:table-cell office:value-type="float" office:value="3000">
                <text:p>3000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float" office:value="14248">
                <text:p>14248</text:p>
              </table:table-cell>
              <table:table-cell office:value-type="float" office:value="2070">
                <text:p>2070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float" office:value="14256">
                <text:p>14256</text:p>
              </table:table-cell>
              <table:table-cell office:value-type="float" office:value="2071">
                <text:p>2071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14264">
                <text:p>14264</text:p>
              </table:table-cell>
              <table:table-cell office:value-type="float" office:value="2063">
                <text:p>2063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14272">
                <text:p>14272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280">
                <text:p>142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288">
                <text:p>142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296">
                <text:p>142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304">
                <text:p>143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312">
                <text:p>143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320">
                <text:p>143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328">
                <text:p>143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336">
                <text:p>143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344">
                <text:p>14344</text:p>
              </table:table-cell>
              <table:table-cell office:value-type="float" office:value="1809">
                <text:p>1809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14352">
                <text:p>14352</text:p>
              </table:table-cell>
              <table:table-cell office:value-type="float" office:value="1808">
                <text:p>1808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float" office:value="14360">
                <text:p>14360</text:p>
              </table:table-cell>
              <table:table-cell office:value-type="float" office:value="1829">
                <text:p>1829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float" office:value="14368">
                <text:p>14368</text:p>
              </table:table-cell>
              <table:table-cell office:value-type="float" office:value="1817">
                <text:p>1817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14376">
                <text:p>14376</text:p>
              </table:table-cell>
              <table:table-cell office:value-type="float" office:value="1817">
                <text:p>1817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14384">
                <text:p>14384</text:p>
              </table:table-cell>
              <table:table-cell office:value-type="float" office:value="1815">
                <text:p>1815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float" office:value="14392">
                <text:p>1439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408">
                <text:p>144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416">
                <text:p>1441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424">
                <text:p>144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432">
                <text:p>144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440">
                <text:p>144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448">
                <text:p>144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456">
                <text:p>144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464">
                <text:p>144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472">
                <text:p>144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480">
                <text:p>144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488">
                <text:p>144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496">
                <text:p>144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504">
                <text:p>145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512">
                <text:p>145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520">
                <text:p>145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528">
                <text:p>145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536">
                <text:p>145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544">
                <text:p>145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552">
                <text:p>145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560">
                <text:p>145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568">
                <text:p>1456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576">
                <text:p>1457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584">
                <text:p>1458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592">
                <text:p>1459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608">
                <text:p>146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616">
                <text:p>1461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624">
                <text:p>146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632">
                <text:p>146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640">
                <text:p>146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648">
                <text:p>146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656">
                <text:p>146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664">
                <text:p>146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672">
                <text:p>146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680">
                <text:p>146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688">
                <text:p>146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696">
                <text:p>146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704">
                <text:p>147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712">
                <text:p>147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720">
                <text:p>147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728">
                <text:p>147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736">
                <text:p>147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744">
                <text:p>147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752">
                <text:p>147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760">
                <text:p>147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768">
                <text:p>1476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776">
                <text:p>1477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784">
                <text:p>1478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792">
                <text:p>1479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808">
                <text:p>148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816">
                <text:p>1481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824">
                <text:p>148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832">
                <text:p>148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840">
                <text:p>148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848">
                <text:p>148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856">
                <text:p>148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864">
                <text:p>148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872">
                <text:p>148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880">
                <text:p>14880</text:p>
              </table:table-cell>
              <table:table-cell office:value-type="float" office:value="2183">
                <text:p>2183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float" office:value="14888">
                <text:p>14888</text:p>
              </table:table-cell>
              <table:table-cell office:value-type="float" office:value="2180">
                <text:p>218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14896">
                <text:p>1489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4904">
                <text:p>1490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4912">
                <text:p>1491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4920">
                <text:p>1492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4928">
                <text:p>14928</text:p>
              </table:table-cell>
              <table:table-cell office:value-type="float" office:value="2818">
                <text:p>2818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float" office:value="14936">
                <text:p>14936</text:p>
              </table:table-cell>
              <table:table-cell office:value-type="float" office:value="2815">
                <text:p>2815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float" office:value="14944">
                <text:p>14944</text:p>
              </table:table-cell>
              <table:table-cell office:value-type="float" office:value="2819">
                <text:p>2819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float" office:value="14952">
                <text:p>14952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4960">
                <text:p>1496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4968">
                <text:p>14968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4976">
                <text:p>14976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4984">
                <text:p>14984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4992">
                <text:p>14992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5008">
                <text:p>15008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5016">
                <text:p>15016</text:p>
              </table:table-cell>
              <table:table-cell office:value-type="float" office:value="2813">
                <text:p>2813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float" office:value="15024">
                <text:p>1502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032">
                <text:p>1503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040">
                <text:p>1504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048">
                <text:p>1504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056">
                <text:p>1505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064">
                <text:p>15064</text:p>
              </table:table-cell>
              <table:table-cell office:value-type="float" office:value="2190">
                <text:p>2190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15072">
                <text:p>1507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080">
                <text:p>1508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088">
                <text:p>1508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096">
                <text:p>1509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104">
                <text:p>1510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112">
                <text:p>1511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120">
                <text:p>1512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128">
                <text:p>1512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136">
                <text:p>1513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144">
                <text:p>1514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152">
                <text:p>1515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160">
                <text:p>1516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168">
                <text:p>1516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176">
                <text:p>1517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184">
                <text:p>15184</text:p>
              </table:table-cell>
              <table:table-cell office:value-type="float" office:value="2811">
                <text:p>2811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float" office:value="15192">
                <text:p>15192</text:p>
              </table:table-cell>
              <table:table-cell office:value-type="float" office:value="2809">
                <text:p>2809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5208">
                <text:p>15208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5216">
                <text:p>15216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5224">
                <text:p>15224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5232">
                <text:p>15232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5240">
                <text:p>1524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5248">
                <text:p>15248</text:p>
              </table:table-cell>
              <table:table-cell office:value-type="float" office:value="2809">
                <text:p>2809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float" office:value="15256">
                <text:p>1525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264">
                <text:p>1526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272">
                <text:p>1527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5280">
                <text:p>15280</text:p>
              </table:table-cell>
              <table:table-cell office:value-type="float" office:value="2190">
                <text:p>2190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15288">
                <text:p>15288</text:p>
              </table:table-cell>
              <table:table-cell office:value-type="float" office:value="2190">
                <text:p>2190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15296">
                <text:p>152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304">
                <text:p>153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312">
                <text:p>153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320">
                <text:p>153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328">
                <text:p>153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336">
                <text:p>153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344">
                <text:p>153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352">
                <text:p>153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360">
                <text:p>15360</text:p>
              </table:table-cell>
              <table:table-cell office:value-type="float" office:value="1814">
                <text:p>1814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float" office:value="15368">
                <text:p>15368</text:p>
              </table:table-cell>
              <table:table-cell office:value-type="float" office:value="1812">
                <text:p>1812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15376">
                <text:p>15376</text:p>
              </table:table-cell>
              <table:table-cell office:value-type="float" office:value="1810">
                <text:p>181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15384">
                <text:p>15384</text:p>
              </table:table-cell>
              <table:table-cell office:value-type="float" office:value="1809">
                <text:p>1809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15392">
                <text:p>15392</text:p>
              </table:table-cell>
              <table:table-cell office:value-type="float" office:value="1809">
                <text:p>1809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408">
                <text:p>154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416">
                <text:p>1541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424">
                <text:p>154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432">
                <text:p>154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440">
                <text:p>154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448">
                <text:p>154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456">
                <text:p>154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464">
                <text:p>154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472">
                <text:p>154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480">
                <text:p>154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488">
                <text:p>154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496">
                <text:p>154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504">
                <text:p>155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512">
                <text:p>155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520">
                <text:p>155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528">
                <text:p>155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536">
                <text:p>155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544">
                <text:p>155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552">
                <text:p>155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560">
                <text:p>155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568">
                <text:p>1556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576">
                <text:p>1557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584">
                <text:p>1558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592">
                <text:p>15592</text:p>
              </table:table-cell>
              <table:table-cell office:value-type="float" office:value="2186">
                <text:p>2186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2185">
                <text:p>2185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float" office:value="15608">
                <text:p>15608</text:p>
              </table:table-cell>
              <table:table-cell office:value-type="float" office:value="2186">
                <text:p>2186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float" office:value="15616">
                <text:p>15616</text:p>
              </table:table-cell>
              <table:table-cell office:value-type="float" office:value="2184">
                <text:p>2184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float" office:value="15624">
                <text:p>156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632">
                <text:p>156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640">
                <text:p>156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648">
                <text:p>156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656">
                <text:p>156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664">
                <text:p>156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672">
                <text:p>156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680">
                <text:p>156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688">
                <text:p>156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696">
                <text:p>156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704">
                <text:p>157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712">
                <text:p>157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720">
                <text:p>157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728">
                <text:p>157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736">
                <text:p>157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744">
                <text:p>157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752">
                <text:p>157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760">
                <text:p>157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768">
                <text:p>1576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776">
                <text:p>1577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784">
                <text:p>1578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792">
                <text:p>1579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808">
                <text:p>158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816">
                <text:p>1581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824">
                <text:p>158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832">
                <text:p>158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840">
                <text:p>158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848">
                <text:p>158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856">
                <text:p>158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864">
                <text:p>158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872">
                <text:p>158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880">
                <text:p>158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888">
                <text:p>158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896">
                <text:p>158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904">
                <text:p>159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912">
                <text:p>159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920">
                <text:p>159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928">
                <text:p>159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936">
                <text:p>159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944">
                <text:p>159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952">
                <text:p>159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960">
                <text:p>159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968">
                <text:p>1596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976">
                <text:p>1597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984">
                <text:p>1598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992">
                <text:p>1599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008">
                <text:p>160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016">
                <text:p>16016</text:p>
              </table:table-cell>
              <table:table-cell office:value-type="float" office:value="2187">
                <text:p>2187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16024">
                <text:p>16024</text:p>
              </table:table-cell>
              <table:table-cell office:value-type="float" office:value="2186">
                <text:p>2186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float" office:value="16032">
                <text:p>1603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040">
                <text:p>1604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048">
                <text:p>1604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056">
                <text:p>16056</text:p>
              </table:table-cell>
              <table:table-cell office:value-type="float" office:value="2811">
                <text:p>2811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float" office:value="16064">
                <text:p>16064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6072">
                <text:p>16072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6080">
                <text:p>1608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6088">
                <text:p>16088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6096">
                <text:p>16096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6104">
                <text:p>16104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6112">
                <text:p>16112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6120">
                <text:p>1612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6128">
                <text:p>16128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6136">
                <text:p>16136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6144">
                <text:p>16144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6152">
                <text:p>16152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6160">
                <text:p>1616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6168">
                <text:p>16168</text:p>
              </table:table-cell>
              <table:table-cell office:value-type="float" office:value="2807">
                <text:p>2807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float" office:value="16176">
                <text:p>16176</text:p>
              </table:table-cell>
              <table:table-cell office:value-type="float" office:value="2807">
                <text:p>2807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float" office:value="16184">
                <text:p>1618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192">
                <text:p>1619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208">
                <text:p>1620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216">
                <text:p>1621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224">
                <text:p>1622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232">
                <text:p>1623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240">
                <text:p>16240</text:p>
              </table:table-cell>
              <table:table-cell office:value-type="float" office:value="2178">
                <text:p>2178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float" office:value="16248">
                <text:p>1624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256">
                <text:p>16256</text:p>
              </table:table-cell>
              <table:table-cell office:value-type="float" office:value="2189">
                <text:p>2189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16264">
                <text:p>1626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272">
                <text:p>1627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280">
                <text:p>16280</text:p>
              </table:table-cell>
              <table:table-cell office:value-type="float" office:value="2170">
                <text:p>217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16288">
                <text:p>1628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296">
                <text:p>1629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304">
                <text:p>1630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312">
                <text:p>1631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320">
                <text:p>1632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328">
                <text:p>1632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336">
                <text:p>16336</text:p>
              </table:table-cell>
              <table:table-cell office:value-type="float" office:value="2815">
                <text:p>2815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float" office:value="16344">
                <text:p>16344</text:p>
              </table:table-cell>
              <table:table-cell office:value-type="float" office:value="2812">
                <text:p>2812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float" office:value="16352">
                <text:p>16352</text:p>
              </table:table-cell>
              <table:table-cell office:value-type="float" office:value="2809">
                <text:p>2809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float" office:value="16360">
                <text:p>16360</text:p>
              </table:table-cell>
              <table:table-cell office:value-type="float" office:value="2811">
                <text:p>2811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float" office:value="16368">
                <text:p>16368</text:p>
              </table:table-cell>
              <table:table-cell office:value-type="float" office:value="2808">
                <text:p>2808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float" office:value="16376">
                <text:p>16376</text:p>
              </table:table-cell>
              <table:table-cell office:value-type="float" office:value="2808">
                <text:p>2808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808">
                <text:p>2808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float" office:value="16392">
                <text:p>1639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408">
                <text:p>1640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416">
                <text:p>1641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424">
                <text:p>1642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432">
                <text:p>16432</text:p>
              </table:table-cell>
              <table:table-cell office:value-type="float" office:value="2182">
                <text:p>2182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float" office:value="16440">
                <text:p>164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448">
                <text:p>164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456">
                <text:p>164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464">
                <text:p>164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472">
                <text:p>164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480">
                <text:p>164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488">
                <text:p>164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496">
                <text:p>164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504">
                <text:p>165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512">
                <text:p>165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520">
                <text:p>16520</text:p>
              </table:table-cell>
              <table:table-cell office:value-type="float" office:value="1811">
                <text:p>1811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16528">
                <text:p>16528</text:p>
              </table:table-cell>
              <table:table-cell office:value-type="float" office:value="1815">
                <text:p>1815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float" office:value="16536">
                <text:p>16536</text:p>
              </table:table-cell>
              <table:table-cell office:value-type="float" office:value="1817">
                <text:p>1817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16544">
                <text:p>16544</text:p>
              </table:table-cell>
              <table:table-cell office:value-type="float" office:value="1823">
                <text:p>182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16552">
                <text:p>165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560">
                <text:p>165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568">
                <text:p>1656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576">
                <text:p>1657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584">
                <text:p>1658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592">
                <text:p>1659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608">
                <text:p>166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616">
                <text:p>1661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624">
                <text:p>166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632">
                <text:p>166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640">
                <text:p>166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648">
                <text:p>166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656">
                <text:p>166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664">
                <text:p>166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672">
                <text:p>166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680">
                <text:p>166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688">
                <text:p>166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696">
                <text:p>166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704">
                <text:p>167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712">
                <text:p>167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720">
                <text:p>167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728">
                <text:p>167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736">
                <text:p>167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744">
                <text:p>167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752">
                <text:p>167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760">
                <text:p>167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768">
                <text:p>1676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776">
                <text:p>1677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784">
                <text:p>1678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792">
                <text:p>1679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808">
                <text:p>168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816">
                <text:p>1681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824">
                <text:p>168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832">
                <text:p>168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840">
                <text:p>168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848">
                <text:p>168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856">
                <text:p>168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864">
                <text:p>168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872">
                <text:p>168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880">
                <text:p>168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888">
                <text:p>168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896">
                <text:p>168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904">
                <text:p>169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912">
                <text:p>169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920">
                <text:p>16920</text:p>
              </table:table-cell>
              <table:table-cell office:value-type="float" office:value="2186">
                <text:p>2186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float" office:value="16928">
                <text:p>16928</text:p>
              </table:table-cell>
              <table:table-cell office:value-type="float" office:value="2183">
                <text:p>2183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float" office:value="16936">
                <text:p>16936</text:p>
              </table:table-cell>
              <table:table-cell office:value-type="float" office:value="2186">
                <text:p>2186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float" office:value="16944">
                <text:p>169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952">
                <text:p>169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960">
                <text:p>169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968">
                <text:p>1696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976">
                <text:p>1697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984">
                <text:p>1698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992">
                <text:p>1699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008">
                <text:p>170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016">
                <text:p>1701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024">
                <text:p>170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032">
                <text:p>170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040">
                <text:p>170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048">
                <text:p>170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056">
                <text:p>170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064">
                <text:p>17064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72">
                <text:p>17072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80">
                <text:p>17080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88">
                <text:p>17088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96">
                <text:p>17096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04">
                <text:p>17104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12">
                <text:p>17112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20">
                <text:p>17120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28">
                <text:p>17128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36">
                <text:p>17136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44">
                <text:p>17144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52">
                <text:p>17152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60">
                <text:p>17160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68">
                <text:p>17168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76">
                <text:p>17176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84">
                <text:p>17184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92">
                <text:p>17192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08">
                <text:p>17208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16">
                <text:p>17216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24">
                <text:p>17224</text:p>
              </table:table-cell>
              <table:table-cell office:value-type="float" office:value="1826">
                <text:p>1826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17232">
                <text:p>17232</text:p>
              </table:table-cell>
              <table:table-cell office:value-type="float" office:value="1818">
                <text:p>1818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float" office:value="17240">
                <text:p>17240</text:p>
              </table:table-cell>
              <table:table-cell office:value-type="float" office:value="1814">
                <text:p>1814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float" office:value="17248">
                <text:p>17248</text:p>
              </table:table-cell>
              <table:table-cell office:value-type="float" office:value="1823">
                <text:p>182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17256">
                <text:p>17256</text:p>
              </table:table-cell>
              <table:table-cell office:value-type="float" office:value="1820">
                <text:p>182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17264">
                <text:p>172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272">
                <text:p>172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280">
                <text:p>172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288">
                <text:p>172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296">
                <text:p>172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304">
                <text:p>173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312">
                <text:p>173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320">
                <text:p>173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328">
                <text:p>173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336">
                <text:p>173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344">
                <text:p>173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352">
                <text:p>173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360">
                <text:p>173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368">
                <text:p>1736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376">
                <text:p>17376</text:p>
              </table:table-cell>
              <table:table-cell office:value-type="float" office:value="2158">
                <text:p>2158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float" office:value="17384">
                <text:p>17384</text:p>
              </table:table-cell>
              <table:table-cell office:value-type="float" office:value="2176">
                <text:p>2176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float" office:value="17392">
                <text:p>17392</text:p>
              </table:table-cell>
              <table:table-cell office:value-type="float" office:value="2186">
                <text:p>2186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2184">
                <text:p>2184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float" office:value="17408">
                <text:p>17408</text:p>
              </table:table-cell>
              <table:table-cell office:value-type="float" office:value="2183">
                <text:p>2183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float" office:value="17416">
                <text:p>17416</text:p>
              </table:table-cell>
              <table:table-cell office:value-type="float" office:value="2157">
                <text:p>2157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float" office:value="17424">
                <text:p>174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432">
                <text:p>174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440">
                <text:p>174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448">
                <text:p>174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456">
                <text:p>174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464">
                <text:p>174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472">
                <text:p>174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480">
                <text:p>174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488">
                <text:p>174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496">
                <text:p>174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504">
                <text:p>175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512">
                <text:p>175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520">
                <text:p>175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528">
                <text:p>175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536">
                <text:p>175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544">
                <text:p>175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552">
                <text:p>175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560">
                <text:p>175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568">
                <text:p>1756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576">
                <text:p>1757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584">
                <text:p>1758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592">
                <text:p>1759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608">
                <text:p>176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616">
                <text:p>1761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624">
                <text:p>176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632">
                <text:p>176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640">
                <text:p>176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648">
                <text:p>176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656">
                <text:p>176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664">
                <text:p>176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672">
                <text:p>176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680">
                <text:p>176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688">
                <text:p>176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696">
                <text:p>176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704">
                <text:p>177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720">
                <text:p>177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728">
                <text:p>177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736">
                <text:p>177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744">
                <text:p>177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752">
                <text:p>177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760">
                <text:p>17760</text:p>
              </table:table-cell>
              <table:table-cell office:value-type="float" office:value="2166">
                <text:p>2166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float" office:value="17768">
                <text:p>1776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7776">
                <text:p>1777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7784">
                <text:p>1778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7792">
                <text:p>17792</text:p>
              </table:table-cell>
              <table:table-cell office:value-type="float" office:value="2836">
                <text:p>2836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7808">
                <text:p>17808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7816">
                <text:p>17816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7824">
                <text:p>17824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7832">
                <text:p>17832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7840">
                <text:p>1784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7848">
                <text:p>17848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7856">
                <text:p>17856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7864">
                <text:p>17864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7872">
                <text:p>17872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7880">
                <text:p>1788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7888">
                <text:p>17888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7896">
                <text:p>17896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7904">
                <text:p>17904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7912">
                <text:p>17912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7920">
                <text:p>17920</text:p>
              </table:table-cell>
              <table:table-cell office:value-type="float" office:value="2824">
                <text:p>2824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float" office:value="17928">
                <text:p>1792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7936">
                <text:p>1793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7944">
                <text:p>1794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7952">
                <text:p>1795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7960">
                <text:p>17960</text:p>
              </table:table-cell>
              <table:table-cell office:value-type="float" office:value="2172">
                <text:p>2172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float" office:value="17968">
                <text:p>1796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7976">
                <text:p>17976</text:p>
              </table:table-cell>
              <table:table-cell office:value-type="float" office:value="2172">
                <text:p>2172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float" office:value="17984">
                <text:p>17984</text:p>
              </table:table-cell>
              <table:table-cell office:value-type="float" office:value="2162">
                <text:p>2162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float" office:value="17992">
                <text:p>1799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008">
                <text:p>1800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016">
                <text:p>1801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024">
                <text:p>1802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032">
                <text:p>1803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040">
                <text:p>1804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048">
                <text:p>1804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056">
                <text:p>1805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064">
                <text:p>1806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072">
                <text:p>18072</text:p>
              </table:table-cell>
              <table:table-cell office:value-type="float" office:value="2812">
                <text:p>2812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float" office:value="18080">
                <text:p>18080</text:p>
              </table:table-cell>
              <table:table-cell office:value-type="float" office:value="2809">
                <text:p>2809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float" office:value="18088">
                <text:p>18088</text:p>
              </table:table-cell>
              <table:table-cell office:value-type="float" office:value="2809">
                <text:p>2809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float" office:value="18096">
                <text:p>18096</text:p>
              </table:table-cell>
              <table:table-cell office:value-type="float" office:value="2811">
                <text:p>2811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float" office:value="18104">
                <text:p>18104</text:p>
              </table:table-cell>
              <table:table-cell office:value-type="float" office:value="2809">
                <text:p>2809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float" office:value="18112">
                <text:p>18112</text:p>
              </table:table-cell>
              <table:table-cell office:value-type="float" office:value="2810">
                <text:p>281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18120">
                <text:p>18120</text:p>
              </table:table-cell>
              <table:table-cell office:value-type="float" office:value="2809">
                <text:p>2809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float" office:value="18128">
                <text:p>1812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136">
                <text:p>1813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144">
                <text:p>1814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152">
                <text:p>1815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160">
                <text:p>18160</text:p>
              </table:table-cell>
              <table:table-cell office:value-type="float" office:value="2171">
                <text:p>2171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float" office:value="18168">
                <text:p>18168</text:p>
              </table:table-cell>
              <table:table-cell office:value-type="float" office:value="2172">
                <text:p>2172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float" office:value="18176">
                <text:p>1817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184">
                <text:p>1818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192">
                <text:p>1819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208">
                <text:p>182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216">
                <text:p>1821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224">
                <text:p>182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232">
                <text:p>182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240">
                <text:p>182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248">
                <text:p>182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256">
                <text:p>182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264">
                <text:p>182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272">
                <text:p>182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280">
                <text:p>182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288">
                <text:p>182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296">
                <text:p>182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304">
                <text:p>183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312">
                <text:p>183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320">
                <text:p>183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328">
                <text:p>183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336">
                <text:p>183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344">
                <text:p>183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352">
                <text:p>183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360">
                <text:p>183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368">
                <text:p>1836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376">
                <text:p>1837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384">
                <text:p>1838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392">
                <text:p>1839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408">
                <text:p>184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416">
                <text:p>1841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424">
                <text:p>184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432">
                <text:p>184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440">
                <text:p>184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448">
                <text:p>184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456">
                <text:p>184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464">
                <text:p>184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472">
                <text:p>184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480">
                <text:p>184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488">
                <text:p>184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496">
                <text:p>184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504">
                <text:p>185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512">
                <text:p>185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520">
                <text:p>185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528">
                <text:p>185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536">
                <text:p>185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544">
                <text:p>185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552">
                <text:p>185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560">
                <text:p>185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568">
                <text:p>1856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576">
                <text:p>1857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584">
                <text:p>1858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592">
                <text:p>1859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608">
                <text:p>186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616">
                <text:p>1861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624">
                <text:p>186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632">
                <text:p>186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640">
                <text:p>186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648">
                <text:p>186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656">
                <text:p>186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664">
                <text:p>186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672">
                <text:p>186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680">
                <text:p>186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688">
                <text:p>186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696">
                <text:p>186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704">
                <text:p>187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712">
                <text:p>187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720">
                <text:p>187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728">
                <text:p>187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736">
                <text:p>187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744">
                <text:p>187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752">
                <text:p>187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760">
                <text:p>187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768">
                <text:p>18768</text:p>
              </table:table-cell>
              <table:table-cell office:value-type="float" office:value="2187">
                <text:p>2187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18776">
                <text:p>18776</text:p>
              </table:table-cell>
              <table:table-cell office:value-type="float" office:value="2186">
                <text:p>2186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float" office:value="18784">
                <text:p>18784</text:p>
              </table:table-cell>
              <table:table-cell office:value-type="float" office:value="2188">
                <text:p>2188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18792">
                <text:p>18792</text:p>
              </table:table-cell>
              <table:table-cell office:value-type="float" office:value="2188">
                <text:p>2188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808">
                <text:p>188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816">
                <text:p>1881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824">
                <text:p>188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832">
                <text:p>188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840">
                <text:p>188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848">
                <text:p>188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856">
                <text:p>18856</text:p>
              </table:table-cell>
              <table:table-cell office:value-type="float" office:value="2187">
                <text:p>2187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18864">
                <text:p>18864</text:p>
              </table:table-cell>
              <table:table-cell office:value-type="float" office:value="2188">
                <text:p>2188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18872">
                <text:p>1887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888">
                <text:p>1888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896">
                <text:p>1889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904">
                <text:p>1890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912">
                <text:p>1891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920">
                <text:p>1892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928">
                <text:p>1892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936">
                <text:p>1893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944">
                <text:p>1894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952">
                <text:p>1895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8960">
                <text:p>1896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8968">
                <text:p>18968</text:p>
              </table:table-cell>
              <table:table-cell office:value-type="float" office:value="2816">
                <text:p>2816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float" office:value="18976">
                <text:p>18976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8984">
                <text:p>18984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8992">
                <text:p>18992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9008">
                <text:p>19008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9016">
                <text:p>19016</text:p>
              </table:table-cell>
              <table:table-cell office:value-type="float" office:value="2811">
                <text:p>2811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float" office:value="19024">
                <text:p>19024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9032">
                <text:p>19032</text:p>
              </table:table-cell>
              <table:table-cell office:value-type="float" office:value="2842">
                <text:p>2842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float" office:value="19040">
                <text:p>1904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048">
                <text:p>1904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056">
                <text:p>1905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064">
                <text:p>1906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072">
                <text:p>1907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080">
                <text:p>1908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088">
                <text:p>1908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096">
                <text:p>1909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104">
                <text:p>1910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112">
                <text:p>19112</text:p>
              </table:table-cell>
              <table:table-cell office:value-type="float" office:value="2170">
                <text:p>217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19120">
                <text:p>1912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128">
                <text:p>1912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136">
                <text:p>1913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144">
                <text:p>1914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152">
                <text:p>1915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160">
                <text:p>1916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168">
                <text:p>1916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176">
                <text:p>19176</text:p>
              </table:table-cell>
              <table:table-cell office:value-type="float" office:value="2814">
                <text:p>2814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float" office:value="19184">
                <text:p>19184</text:p>
              </table:table-cell>
              <table:table-cell office:value-type="float" office:value="2809">
                <text:p>2809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float" office:value="19192">
                <text:p>19192</text:p>
              </table:table-cell>
              <table:table-cell office:value-type="float" office:value="2812">
                <text:p>2812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2814">
                <text:p>2814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float" office:value="19208">
                <text:p>19208</text:p>
              </table:table-cell>
              <table:table-cell office:value-type="float" office:value="2829">
                <text:p>2829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float" office:value="19216">
                <text:p>19216</text:p>
              </table:table-cell>
              <table:table-cell office:value-type="float" office:value="2814">
                <text:p>2814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float" office:value="19224">
                <text:p>1922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232">
                <text:p>1923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240">
                <text:p>1924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248">
                <text:p>19248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256">
                <text:p>19256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264">
                <text:p>19264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272">
                <text:p>19272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280">
                <text:p>19280</text:p>
              </table:table-cell>
              <table:table-cell office:value-type="float" office:value="2188">
                <text:p>2188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19288">
                <text:p>19288</text:p>
              </table:table-cell>
              <table:table-cell office:value-type="float" office:value="2133">
                <text:p>2133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float" office:value="19296">
                <text:p>192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304">
                <text:p>193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312">
                <text:p>193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320">
                <text:p>193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328">
                <text:p>193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336">
                <text:p>193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344">
                <text:p>193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352">
                <text:p>193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360">
                <text:p>193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368">
                <text:p>1936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376">
                <text:p>1937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384">
                <text:p>1938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392">
                <text:p>1939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408">
                <text:p>194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416">
                <text:p>1941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424">
                <text:p>194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432">
                <text:p>194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440">
                <text:p>194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448">
                <text:p>194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456">
                <text:p>194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464">
                <text:p>194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472">
                <text:p>194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480">
                <text:p>194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488">
                <text:p>194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496">
                <text:p>194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504">
                <text:p>195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512">
                <text:p>195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520">
                <text:p>195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528">
                <text:p>195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536">
                <text:p>195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544">
                <text:p>195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552">
                <text:p>195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560">
                <text:p>195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568">
                <text:p>1956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576">
                <text:p>1957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584">
                <text:p>1958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592">
                <text:p>1959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608">
                <text:p>196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616">
                <text:p>1961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624">
                <text:p>196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632">
                <text:p>196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640">
                <text:p>196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648">
                <text:p>196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656">
                <text:p>196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664">
                <text:p>196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672">
                <text:p>196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680">
                <text:p>196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688">
                <text:p>196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696">
                <text:p>196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704">
                <text:p>1970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712">
                <text:p>1971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720">
                <text:p>197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728">
                <text:p>1972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736">
                <text:p>197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744">
                <text:p>197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752">
                <text:p>197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760">
                <text:p>197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768">
                <text:p>1976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776">
                <text:p>1977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784">
                <text:p>1978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792">
                <text:p>1979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808">
                <text:p>1980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816">
                <text:p>1981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824">
                <text:p>1982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832">
                <text:p>1983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840">
                <text:p>1984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848">
                <text:p>1984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856">
                <text:p>1985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864">
                <text:p>1986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872">
                <text:p>1987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880">
                <text:p>1988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888">
                <text:p>198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896">
                <text:p>1989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904">
                <text:p>19904</text:p>
              </table:table-cell>
              <table:table-cell office:value-type="float" office:value="1809">
                <text:p>1809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19912">
                <text:p>19912</text:p>
              </table:table-cell>
              <table:table-cell office:value-type="float" office:value="1809">
                <text:p>1809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19920">
                <text:p>19920</text:p>
              </table:table-cell>
              <table:table-cell office:value-type="float" office:value="1811">
                <text:p>1811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19928">
                <text:p>19928</text:p>
              </table:table-cell>
              <table:table-cell office:value-type="float" office:value="1809">
                <text:p>1809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19936">
                <text:p>19936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944">
                <text:p>19944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952">
                <text:p>19952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4.523cm" svg:height="9cm" xlink:href=".." xlink:type="simple" chart:class="chart:line" chart:style-name="ch1">
        <chart:legend chart:legend-position="bottom" svg:x="29.301cm" svg:y="8.401cm" style:legend-expansion="wide" chart:style-name="ch2"/>
        <chart:plot-area chart:style-name="ch3" table:cell-range-address="LineFollowerTrackVF0.A1:LineFollowerTrackVF0.A739 LineFollowerTrackVF0.J1:LineFollowerTrackVF0.K739" chart:data-source-has-labels="both" svg:x="1.29cm" svg:y="0.18cm" svg:width="61.943cm" svg:height="7.857cm">
          <chart:coordinate-region svg:x="2.388cm" svg:y="0.379cm" svg:width="60.704cm" svg:height="7.459cm"/>
          <chart:axis chart:dimension="x" chart:name="primary-x" chart:style-name="ch4" chartooo:axis-type="auto">
            <chartooo:date-scale/>
            <chart:categories table:cell-range-address="LineFollowerTrackVF0.A2:LineFollowerTrackVF0.A7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neFollowerTrackVF0.J2:LineFollowerTrackVF0.J739" chart:label-cell-address="LineFollowerTrackVF0.J1:LineFollowerTrackVF0.J1" chart:class="chart:line">
            <chart:data-point chart:repeated="738"/>
          </chart:series>
          <chart:series chart:style-name="ch8" chart:values-cell-range-address="LineFollowerTrackVF0.K2:LineFollowerTrackVF0.K739" chart:label-cell-address="LineFollowerTrackVF0.K1:LineFollowerTrackVF0.K1" chart:class="chart:line">
            <chart:data-point chart:repeated="7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Left</text:p>
                <draw:g>
                  <svg:desc>LineFollowerTrackVF0.J1:LineFollowerTrackVF0.J1</svg:desc>
                </draw:g>
              </table:table-cell>
              <table:table-cell office:value-type="string">
                <text:p> Speed Right</text:p>
                <draw:g>
                  <svg:desc>LineFollowerTrackVF0.K1:LineFollowerTrackVF0.K1</svg:desc>
                </draw:g>
              </table:table-cell>
            </table:table-row>
          </table:table-header-rows>
          <table:table-rows>
            <table:table-row>
              <table:table-cell office:value-type="float" office:value="14056">
                <text:p>14056</text:p>
                <draw:g>
                  <svg:desc>LineFollowerTrackVF0.A2:LineFollowerTrackVF0.A739</svg:desc>
                </draw:g>
              </table:table-cell>
              <table:table-cell office:value-type="float" office:value="-222">
                <text:p>-222</text:p>
                <draw:g>
                  <svg:desc>LineFollowerTrackVF0.J2:LineFollowerTrackVF0.J739</svg:desc>
                </draw:g>
              </table:table-cell>
              <table:table-cell office:value-type="float" office:value="4222">
                <text:p>4222</text:p>
                <draw:g>
                  <svg:desc>LineFollowerTrackVF0.K2:LineFollowerTrackVF0.K739</svg:desc>
                </draw:g>
              </table:table-cell>
            </table:table-row>
            <table:table-row>
              <table:table-cell office:value-type="float" office:value="14064">
                <text:p>14064</text:p>
              </table:table-cell>
              <table:table-cell office:value-type="float" office:value="-222">
                <text:p>-222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4072">
                <text:p>14072</text:p>
              </table:table-cell>
              <table:table-cell office:value-type="float" office:value="2000">
                <text:p>200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4080">
                <text:p>14080</text:p>
              </table:table-cell>
              <table:table-cell office:value-type="float" office:value="2000">
                <text:p>200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4088">
                <text:p>14088</text:p>
              </table:table-cell>
              <table:table-cell office:value-type="float" office:value="4222">
                <text:p>4222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14096">
                <text:p>14096</text:p>
              </table:table-cell>
              <table:table-cell office:value-type="float" office:value="4222">
                <text:p>4222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14104">
                <text:p>14104</text:p>
              </table:table-cell>
              <table:table-cell office:value-type="float" office:value="3172">
                <text:p>3172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4112">
                <text:p>14112</text:p>
              </table:table-cell>
              <table:table-cell office:value-type="float" office:value="3172">
                <text:p>3172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4120">
                <text:p>14120</text:p>
              </table:table-cell>
              <table:table-cell office:value-type="float" office:value="3314">
                <text:p>3314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4128">
                <text:p>14128</text:p>
              </table:table-cell>
              <table:table-cell office:value-type="float" office:value="3314">
                <text:p>3314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4136">
                <text:p>14136</text:p>
              </table:table-cell>
              <table:table-cell office:value-type="float" office:value="3252">
                <text:p>3252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4144">
                <text:p>14144</text:p>
              </table:table-cell>
              <table:table-cell office:value-type="float" office:value="3252">
                <text:p>3252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4152">
                <text:p>14152</text:p>
              </table:table-cell>
              <table:table-cell office:value-type="float" office:value="4222">
                <text:p>4222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float" office:value="14160">
                <text:p>14160</text:p>
              </table:table-cell>
              <table:table-cell office:value-type="float" office:value="4222">
                <text:p>4222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float" office:value="14168">
                <text:p>141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176">
                <text:p>141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184">
                <text:p>1418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192">
                <text:p>1419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208">
                <text:p>142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216">
                <text:p>14216</text:p>
              </table:table-cell>
              <table:table-cell office:value-type="float" office:value="4222">
                <text:p>4222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14224">
                <text:p>14224</text:p>
              </table:table-cell>
              <table:table-cell office:value-type="float" office:value="4222">
                <text:p>4222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14232">
                <text:p>14232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4240">
                <text:p>14240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4248">
                <text:p>14248</text:p>
              </table:table-cell>
              <table:table-cell office:value-type="float" office:value="4222">
                <text:p>422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14256">
                <text:p>14256</text:p>
              </table:table-cell>
              <table:table-cell office:value-type="float" office:value="4222">
                <text:p>422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14264">
                <text:p>14264</text:p>
              </table:table-cell>
              <table:table-cell office:value-type="float" office:value="4210">
                <text:p>4210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float" office:value="14272">
                <text:p>14272</text:p>
              </table:table-cell>
              <table:table-cell office:value-type="float" office:value="4210">
                <text:p>4210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float" office:value="14280">
                <text:p>142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288">
                <text:p>142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296">
                <text:p>142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304">
                <text:p>143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312">
                <text:p>143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320">
                <text:p>143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328">
                <text:p>143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336">
                <text:p>143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344">
                <text:p>14344</text:p>
              </table:table-cell>
              <table:table-cell office:value-type="float" office:value="2090">
                <text:p>209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4352">
                <text:p>14352</text:p>
              </table:table-cell>
              <table:table-cell office:value-type="float" office:value="2090">
                <text:p>209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4360">
                <text:p>14360</text:p>
              </table:table-cell>
              <table:table-cell office:value-type="float" office:value="3436">
                <text:p>3436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4368">
                <text:p>14368</text:p>
              </table:table-cell>
              <table:table-cell office:value-type="float" office:value="3436">
                <text:p>3436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4376">
                <text:p>14376</text:p>
              </table:table-cell>
              <table:table-cell office:value-type="float" office:value="3196">
                <text:p>3196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4384">
                <text:p>14384</text:p>
              </table:table-cell>
              <table:table-cell office:value-type="float" office:value="3196">
                <text:p>3196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4392">
                <text:p>14392</text:p>
              </table:table-cell>
              <table:table-cell office:value-type="float" office:value="4222">
                <text:p>4222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4222">
                <text:p>4222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float" office:value="14408">
                <text:p>144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416">
                <text:p>144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424">
                <text:p>144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432">
                <text:p>144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440">
                <text:p>144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448">
                <text:p>144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456">
                <text:p>144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464">
                <text:p>144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472">
                <text:p>144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480">
                <text:p>144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488">
                <text:p>144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496">
                <text:p>144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504">
                <text:p>145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512">
                <text:p>145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520">
                <text:p>145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528">
                <text:p>145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536">
                <text:p>145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544">
                <text:p>145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552">
                <text:p>145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560">
                <text:p>145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568">
                <text:p>145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576">
                <text:p>145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584">
                <text:p>1458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592">
                <text:p>1459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608">
                <text:p>146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616">
                <text:p>146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624">
                <text:p>146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632">
                <text:p>146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640">
                <text:p>146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648">
                <text:p>146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656">
                <text:p>146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664">
                <text:p>146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672">
                <text:p>146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680">
                <text:p>146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688">
                <text:p>146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696">
                <text:p>146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704">
                <text:p>147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712">
                <text:p>147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720">
                <text:p>147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728">
                <text:p>147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736">
                <text:p>147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744">
                <text:p>147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752">
                <text:p>147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760">
                <text:p>147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768">
                <text:p>147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776">
                <text:p>147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784">
                <text:p>1478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792">
                <text:p>1479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808">
                <text:p>148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816">
                <text:p>148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824">
                <text:p>148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832">
                <text:p>148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840">
                <text:p>148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848">
                <text:p>148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856">
                <text:p>148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864">
                <text:p>148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872">
                <text:p>148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880">
                <text:p>148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4888">
                <text:p>14888</text:p>
              </table:table-cell>
              <table:table-cell office:value-type="float" office:value="4222">
                <text:p>422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4896">
                <text:p>14896</text:p>
              </table:table-cell>
              <table:table-cell office:value-type="float" office:value="4222">
                <text:p>422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4904">
                <text:p>14904</text:p>
              </table:table-cell>
              <table:table-cell office:value-type="float" office:value="4222">
                <text:p>42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912">
                <text:p>14912</text:p>
              </table:table-cell>
              <table:table-cell office:value-type="float" office:value="4222">
                <text:p>42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920">
                <text:p>14920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928">
                <text:p>14928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936">
                <text:p>14936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4944">
                <text:p>14944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4952">
                <text:p>14952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4960">
                <text:p>14960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4968">
                <text:p>14968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76">
                <text:p>14976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84">
                <text:p>14984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92">
                <text:p>14992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8">
                <text:p>15008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16">
                <text:p>15016</text:p>
              </table:table-cell>
              <table:table-cell office:value-type="float" office:value="4222">
                <text:p>4222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15024">
                <text:p>15024</text:p>
              </table:table-cell>
              <table:table-cell office:value-type="float" office:value="4222">
                <text:p>4222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15032">
                <text:p>15032</text:p>
              </table:table-cell>
              <table:table-cell office:value-type="float" office:value="4122">
                <text:p>4122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float" office:value="15040">
                <text:p>15040</text:p>
              </table:table-cell>
              <table:table-cell office:value-type="float" office:value="4122">
                <text:p>4122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float" office:value="15048">
                <text:p>15048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056">
                <text:p>15056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064">
                <text:p>15064</text:p>
              </table:table-cell>
              <table:table-cell office:value-type="float" office:value="2900">
                <text:p>290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5072">
                <text:p>15072</text:p>
              </table:table-cell>
              <table:table-cell office:value-type="float" office:value="2900">
                <text:p>290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5080">
                <text:p>15080</text:p>
              </table:table-cell>
              <table:table-cell office:value-type="float" office:value="4222">
                <text:p>42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088">
                <text:p>15088</text:p>
              </table:table-cell>
              <table:table-cell office:value-type="float" office:value="4222">
                <text:p>42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096">
                <text:p>15096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104">
                <text:p>15104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112">
                <text:p>15112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120">
                <text:p>15120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128">
                <text:p>15128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136">
                <text:p>15136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144">
                <text:p>15144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152">
                <text:p>15152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160">
                <text:p>15160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168">
                <text:p>15168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176">
                <text:p>15176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184">
                <text:p>15184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192">
                <text:p>15192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5208">
                <text:p>15208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5216">
                <text:p>15216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5224">
                <text:p>15224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32">
                <text:p>15232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40">
                <text:p>15240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48">
                <text:p>15248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56">
                <text:p>15256</text:p>
              </table:table-cell>
              <table:table-cell office:value-type="float" office:value="3000">
                <text:p>300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5264">
                <text:p>15264</text:p>
              </table:table-cell>
              <table:table-cell office:value-type="float" office:value="3000">
                <text:p>300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5272">
                <text:p>15272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280">
                <text:p>15280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288">
                <text:p>15288</text:p>
              </table:table-cell>
              <table:table-cell office:value-type="float" office:value="2900">
                <text:p>290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5296">
                <text:p>15296</text:p>
              </table:table-cell>
              <table:table-cell office:value-type="float" office:value="2900">
                <text:p>290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5304">
                <text:p>15304</text:p>
              </table:table-cell>
              <table:table-cell office:value-type="float" office:value="2860">
                <text:p>286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5312">
                <text:p>15312</text:p>
              </table:table-cell>
              <table:table-cell office:value-type="float" office:value="2860">
                <text:p>286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5320">
                <text:p>153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328">
                <text:p>153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336">
                <text:p>153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344">
                <text:p>153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352">
                <text:p>153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360">
                <text:p>153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368">
                <text:p>15368</text:p>
              </table:table-cell>
              <table:table-cell office:value-type="float" office:value="2120">
                <text:p>212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5376">
                <text:p>15376</text:p>
              </table:table-cell>
              <table:table-cell office:value-type="float" office:value="2120">
                <text:p>212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5384">
                <text:p>15384</text:p>
              </table:table-cell>
              <table:table-cell office:value-type="float" office:value="3218">
                <text:p>3218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5392">
                <text:p>15392</text:p>
              </table:table-cell>
              <table:table-cell office:value-type="float" office:value="3218">
                <text:p>3218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4222">
                <text:p>4222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float" office:value="15408">
                <text:p>15408</text:p>
              </table:table-cell>
              <table:table-cell office:value-type="float" office:value="4222">
                <text:p>4222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float" office:value="15416">
                <text:p>154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424">
                <text:p>154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432">
                <text:p>154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440">
                <text:p>154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448">
                <text:p>154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456">
                <text:p>154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464">
                <text:p>154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472">
                <text:p>154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480">
                <text:p>154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488">
                <text:p>154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496">
                <text:p>154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504">
                <text:p>155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512">
                <text:p>155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520">
                <text:p>155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528">
                <text:p>155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536">
                <text:p>155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544">
                <text:p>155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552">
                <text:p>155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560">
                <text:p>155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568">
                <text:p>155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576">
                <text:p>155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584">
                <text:p>1558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592">
                <text:p>15592</text:p>
              </table:table-cell>
              <table:table-cell office:value-type="float" office:value="4222">
                <text:p>4222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4222">
                <text:p>4222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15608">
                <text:p>15608</text:p>
              </table:table-cell>
              <table:table-cell office:value-type="float" office:value="4222">
                <text:p>4222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float" office:value="15616">
                <text:p>15616</text:p>
              </table:table-cell>
              <table:table-cell office:value-type="float" office:value="4222">
                <text:p>4222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float" office:value="15624">
                <text:p>15624</text:p>
              </table:table-cell>
              <table:table-cell office:value-type="float" office:value="2884">
                <text:p>2884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5632">
                <text:p>15632</text:p>
              </table:table-cell>
              <table:table-cell office:value-type="float" office:value="2884">
                <text:p>2884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5640">
                <text:p>156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648">
                <text:p>156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656">
                <text:p>156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664">
                <text:p>156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672">
                <text:p>156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680">
                <text:p>156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688">
                <text:p>156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696">
                <text:p>156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704">
                <text:p>157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712">
                <text:p>157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720">
                <text:p>157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728">
                <text:p>157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736">
                <text:p>157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744">
                <text:p>157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752">
                <text:p>157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760">
                <text:p>157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768">
                <text:p>157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776">
                <text:p>157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784">
                <text:p>1578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792">
                <text:p>1579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808">
                <text:p>158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816">
                <text:p>158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824">
                <text:p>158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832">
                <text:p>158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840">
                <text:p>158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848">
                <text:p>158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856">
                <text:p>158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864">
                <text:p>158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872">
                <text:p>158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880">
                <text:p>158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888">
                <text:p>158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896">
                <text:p>158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904">
                <text:p>159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912">
                <text:p>159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920">
                <text:p>159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928">
                <text:p>159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936">
                <text:p>159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944">
                <text:p>159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952">
                <text:p>159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960">
                <text:p>159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968">
                <text:p>159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976">
                <text:p>159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984">
                <text:p>1598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5992">
                <text:p>1599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008">
                <text:p>160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016">
                <text:p>160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024">
                <text:p>16024</text:p>
              </table:table-cell>
              <table:table-cell office:value-type="float" office:value="4222">
                <text:p>4222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16032">
                <text:p>16032</text:p>
              </table:table-cell>
              <table:table-cell office:value-type="float" office:value="4222">
                <text:p>4222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16040">
                <text:p>16040</text:p>
              </table:table-cell>
              <table:table-cell office:value-type="float" office:value="4222">
                <text:p>42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6048">
                <text:p>16048</text:p>
              </table:table-cell>
              <table:table-cell office:value-type="float" office:value="4222">
                <text:p>42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6056">
                <text:p>16056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6064">
                <text:p>16064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6072">
                <text:p>16072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6080">
                <text:p>16080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6088">
                <text:p>16088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96">
                <text:p>16096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04">
                <text:p>16104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12">
                <text:p>16112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20">
                <text:p>16120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28">
                <text:p>16128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36">
                <text:p>16136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44">
                <text:p>16144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52">
                <text:p>16152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60">
                <text:p>16160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68">
                <text:p>16168</text:p>
              </table:table-cell>
              <table:table-cell office:value-type="float" office:value="4222">
                <text:p>4222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16176">
                <text:p>16176</text:p>
              </table:table-cell>
              <table:table-cell office:value-type="float" office:value="4222">
                <text:p>4222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16184">
                <text:p>16184</text:p>
              </table:table-cell>
              <table:table-cell office:value-type="float" office:value="4158">
                <text:p>4158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float" office:value="16192">
                <text:p>16192</text:p>
              </table:table-cell>
              <table:table-cell office:value-type="float" office:value="4158">
                <text:p>4158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208">
                <text:p>16208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216">
                <text:p>16216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224">
                <text:p>16224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232">
                <text:p>16232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240">
                <text:p>16240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248">
                <text:p>16248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256">
                <text:p>16256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264">
                <text:p>16264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272">
                <text:p>16272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280">
                <text:p>16280</text:p>
              </table:table-cell>
              <table:table-cell office:value-type="float" office:value="2700">
                <text:p>270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6288">
                <text:p>16288</text:p>
              </table:table-cell>
              <table:table-cell office:value-type="float" office:value="2700">
                <text:p>270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6296">
                <text:p>16296</text:p>
              </table:table-cell>
              <table:table-cell office:value-type="float" office:value="4222">
                <text:p>42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304">
                <text:p>16304</text:p>
              </table:table-cell>
              <table:table-cell office:value-type="float" office:value="4222">
                <text:p>42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312">
                <text:p>16312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320">
                <text:p>16320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328">
                <text:p>16328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336">
                <text:p>16336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344">
                <text:p>16344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6352">
                <text:p>16352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6360">
                <text:p>16360</text:p>
              </table:table-cell>
              <table:table-cell office:value-type="float" office:value="4222">
                <text:p>422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6368">
                <text:p>16368</text:p>
              </table:table-cell>
              <table:table-cell office:value-type="float" office:value="4222">
                <text:p>422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6376">
                <text:p>16376</text:p>
              </table:table-cell>
              <table:table-cell office:value-type="float" office:value="4222">
                <text:p>4222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222">
                <text:p>4222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16392">
                <text:p>16392</text:p>
              </table:table-cell>
              <table:table-cell office:value-type="float" office:value="4152">
                <text:p>4152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4152">
                <text:p>4152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float" office:value="16408">
                <text:p>16408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416">
                <text:p>16416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424">
                <text:p>16424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432">
                <text:p>16432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440">
                <text:p>16440</text:p>
              </table:table-cell>
              <table:table-cell office:value-type="float" office:value="1000">
                <text:p>100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6448">
                <text:p>16448</text:p>
              </table:table-cell>
              <table:table-cell office:value-type="float" office:value="1000">
                <text:p>100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6456">
                <text:p>164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464">
                <text:p>164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472">
                <text:p>164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480">
                <text:p>164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488">
                <text:p>164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496">
                <text:p>164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504">
                <text:p>165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512">
                <text:p>165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520">
                <text:p>16520</text:p>
              </table:table-cell>
              <table:table-cell office:value-type="float" office:value="2110">
                <text:p>211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6528">
                <text:p>16528</text:p>
              </table:table-cell>
              <table:table-cell office:value-type="float" office:value="2110">
                <text:p>211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6536">
                <text:p>16536</text:p>
              </table:table-cell>
              <table:table-cell office:value-type="float" office:value="3304">
                <text:p>3304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6544">
                <text:p>16544</text:p>
              </table:table-cell>
              <table:table-cell office:value-type="float" office:value="3304">
                <text:p>3304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6552">
                <text:p>16552</text:p>
              </table:table-cell>
              <table:table-cell office:value-type="float" office:value="4222">
                <text:p>4222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float" office:value="16560">
                <text:p>16560</text:p>
              </table:table-cell>
              <table:table-cell office:value-type="float" office:value="4222">
                <text:p>4222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float" office:value="16568">
                <text:p>165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576">
                <text:p>165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584">
                <text:p>1658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592">
                <text:p>1659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608">
                <text:p>166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616">
                <text:p>166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624">
                <text:p>166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632">
                <text:p>166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640">
                <text:p>166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648">
                <text:p>166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656">
                <text:p>166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664">
                <text:p>166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672">
                <text:p>166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680">
                <text:p>166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688">
                <text:p>166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696">
                <text:p>166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704">
                <text:p>167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712">
                <text:p>167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720">
                <text:p>167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728">
                <text:p>167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736">
                <text:p>167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744">
                <text:p>167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752">
                <text:p>167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760">
                <text:p>167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768">
                <text:p>167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776">
                <text:p>167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784">
                <text:p>1678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792">
                <text:p>1679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808">
                <text:p>168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816">
                <text:p>168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824">
                <text:p>168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832">
                <text:p>168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840">
                <text:p>168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848">
                <text:p>168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856">
                <text:p>168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864">
                <text:p>168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872">
                <text:p>168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880">
                <text:p>168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888">
                <text:p>168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896">
                <text:p>168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904">
                <text:p>169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912">
                <text:p>169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920">
                <text:p>16920</text:p>
              </table:table-cell>
              <table:table-cell office:value-type="float" office:value="4222">
                <text:p>4222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16928">
                <text:p>16928</text:p>
              </table:table-cell>
              <table:table-cell office:value-type="float" office:value="4222">
                <text:p>4222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16936">
                <text:p>16936</text:p>
              </table:table-cell>
              <table:table-cell office:value-type="float" office:value="4222">
                <text:p>4222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float" office:value="16944">
                <text:p>16944</text:p>
              </table:table-cell>
              <table:table-cell office:value-type="float" office:value="4222">
                <text:p>4222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float" office:value="16952">
                <text:p>16952</text:p>
              </table:table-cell>
              <table:table-cell office:value-type="float" office:value="2884">
                <text:p>2884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6960">
                <text:p>16960</text:p>
              </table:table-cell>
              <table:table-cell office:value-type="float" office:value="2884">
                <text:p>2884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6968">
                <text:p>169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976">
                <text:p>169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984">
                <text:p>1698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6992">
                <text:p>1699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008">
                <text:p>170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016">
                <text:p>170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024">
                <text:p>170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032">
                <text:p>170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040">
                <text:p>170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048">
                <text:p>170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056">
                <text:p>170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064">
                <text:p>170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072">
                <text:p>170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080">
                <text:p>170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088">
                <text:p>170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096">
                <text:p>170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104">
                <text:p>171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112">
                <text:p>171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120">
                <text:p>171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128">
                <text:p>171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136">
                <text:p>171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144">
                <text:p>171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152">
                <text:p>171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160">
                <text:p>171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168">
                <text:p>171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176">
                <text:p>171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184">
                <text:p>1718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192">
                <text:p>1719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208">
                <text:p>172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216">
                <text:p>172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224">
                <text:p>17224</text:p>
              </table:table-cell>
              <table:table-cell office:value-type="float" office:value="2260">
                <text:p>226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7232">
                <text:p>17232</text:p>
              </table:table-cell>
              <table:table-cell office:value-type="float" office:value="2260">
                <text:p>226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7240">
                <text:p>17240</text:p>
              </table:table-cell>
              <table:table-cell office:value-type="float" office:value="3184">
                <text:p>3184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7248">
                <text:p>17248</text:p>
              </table:table-cell>
              <table:table-cell office:value-type="float" office:value="3184">
                <text:p>3184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7256">
                <text:p>17256</text:p>
              </table:table-cell>
              <table:table-cell office:value-type="float" office:value="3316">
                <text:p>3316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7264">
                <text:p>17264</text:p>
              </table:table-cell>
              <table:table-cell office:value-type="float" office:value="3316">
                <text:p>3316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7272">
                <text:p>17272</text:p>
              </table:table-cell>
              <table:table-cell office:value-type="float" office:value="4222">
                <text:p>4222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17280">
                <text:p>17280</text:p>
              </table:table-cell>
              <table:table-cell office:value-type="float" office:value="4222">
                <text:p>4222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17288">
                <text:p>172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296">
                <text:p>172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304">
                <text:p>173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312">
                <text:p>173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320">
                <text:p>173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328">
                <text:p>173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336">
                <text:p>173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344">
                <text:p>173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352">
                <text:p>173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360">
                <text:p>173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368">
                <text:p>173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376">
                <text:p>173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384">
                <text:p>17384</text:p>
              </table:table-cell>
              <table:table-cell office:value-type="float" office:value="4222">
                <text:p>4222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float" office:value="17392">
                <text:p>17392</text:p>
              </table:table-cell>
              <table:table-cell office:value-type="float" office:value="4222">
                <text:p>4222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4222">
                <text:p>4222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float" office:value="17408">
                <text:p>17408</text:p>
              </table:table-cell>
              <table:table-cell office:value-type="float" office:value="4222">
                <text:p>4222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float" office:value="17416">
                <text:p>17416</text:p>
              </table:table-cell>
              <table:table-cell office:value-type="float" office:value="4222">
                <text:p>4222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float" office:value="17424">
                <text:p>17424</text:p>
              </table:table-cell>
              <table:table-cell office:value-type="float" office:value="4222">
                <text:p>4222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float" office:value="17432">
                <text:p>17432</text:p>
              </table:table-cell>
              <table:table-cell office:value-type="float" office:value="3058">
                <text:p>3058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7440">
                <text:p>17440</text:p>
              </table:table-cell>
              <table:table-cell office:value-type="float" office:value="3058">
                <text:p>3058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7448">
                <text:p>174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456">
                <text:p>174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464">
                <text:p>174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472">
                <text:p>174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480">
                <text:p>174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488">
                <text:p>174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496">
                <text:p>174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504">
                <text:p>175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512">
                <text:p>175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520">
                <text:p>175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528">
                <text:p>175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536">
                <text:p>175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544">
                <text:p>175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552">
                <text:p>175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560">
                <text:p>175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568">
                <text:p>175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576">
                <text:p>175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584">
                <text:p>1758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592">
                <text:p>1759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608">
                <text:p>176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616">
                <text:p>176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624">
                <text:p>176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632">
                <text:p>176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640">
                <text:p>176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648">
                <text:p>176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656">
                <text:p>176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664">
                <text:p>176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672">
                <text:p>176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680">
                <text:p>176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688">
                <text:p>176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696">
                <text:p>176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704">
                <text:p>177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720">
                <text:p>177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728">
                <text:p>177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736">
                <text:p>177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744">
                <text:p>177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752">
                <text:p>177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760">
                <text:p>177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768">
                <text:p>17768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7776">
                <text:p>17776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7784">
                <text:p>17784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792">
                <text:p>17792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7808">
                <text:p>17808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7816">
                <text:p>17816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24">
                <text:p>17824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32">
                <text:p>17832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40">
                <text:p>17840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48">
                <text:p>17848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56">
                <text:p>17856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64">
                <text:p>17864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72">
                <text:p>17872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80">
                <text:p>17880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88">
                <text:p>17888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96">
                <text:p>17896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04">
                <text:p>17904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12">
                <text:p>17912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20">
                <text:p>17920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28">
                <text:p>17928</text:p>
              </table:table-cell>
              <table:table-cell office:value-type="float" office:value="3000">
                <text:p>300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7936">
                <text:p>17936</text:p>
              </table:table-cell>
              <table:table-cell office:value-type="float" office:value="3000">
                <text:p>300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7944">
                <text:p>17944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952">
                <text:p>17952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960">
                <text:p>17960</text:p>
              </table:table-cell>
              <table:table-cell office:value-type="float" office:value="2720">
                <text:p>272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7968">
                <text:p>17968</text:p>
              </table:table-cell>
              <table:table-cell office:value-type="float" office:value="2720">
                <text:p>272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7976">
                <text:p>17976</text:p>
              </table:table-cell>
              <table:table-cell office:value-type="float" office:value="4222">
                <text:p>4222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17984">
                <text:p>17984</text:p>
              </table:table-cell>
              <table:table-cell office:value-type="float" office:value="4222">
                <text:p>4222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17992">
                <text:p>17992</text:p>
              </table:table-cell>
              <table:table-cell office:value-type="float" office:value="4222">
                <text:p>42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4222">
                <text:p>42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8008">
                <text:p>18008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016">
                <text:p>18016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024">
                <text:p>18024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032">
                <text:p>18032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040">
                <text:p>18040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048">
                <text:p>18048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056">
                <text:p>18056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064">
                <text:p>18064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072">
                <text:p>18072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8080">
                <text:p>18080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8088">
                <text:p>18088</text:p>
              </table:table-cell>
              <table:table-cell office:value-type="float" office:value="4222">
                <text:p>4222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18096">
                <text:p>18096</text:p>
              </table:table-cell>
              <table:table-cell office:value-type="float" office:value="4222">
                <text:p>4222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18104">
                <text:p>18104</text:p>
              </table:table-cell>
              <table:table-cell office:value-type="float" office:value="4222">
                <text:p>422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18112">
                <text:p>18112</text:p>
              </table:table-cell>
              <table:table-cell office:value-type="float" office:value="4222">
                <text:p>422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18120">
                <text:p>18120</text:p>
              </table:table-cell>
              <table:table-cell office:value-type="float" office:value="4222">
                <text:p>422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18128">
                <text:p>18128</text:p>
              </table:table-cell>
              <table:table-cell office:value-type="float" office:value="4222">
                <text:p>422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18136">
                <text:p>18136</text:p>
              </table:table-cell>
              <table:table-cell office:value-type="float" office:value="4146">
                <text:p>4146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float" office:value="18144">
                <text:p>18144</text:p>
              </table:table-cell>
              <table:table-cell office:value-type="float" office:value="4146">
                <text:p>4146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float" office:value="18152">
                <text:p>18152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160">
                <text:p>18160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168">
                <text:p>18168</text:p>
              </table:table-cell>
              <table:table-cell office:value-type="float" office:value="2720">
                <text:p>272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8176">
                <text:p>18176</text:p>
              </table:table-cell>
              <table:table-cell office:value-type="float" office:value="2720">
                <text:p>272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8184">
                <text:p>18184</text:p>
              </table:table-cell>
              <table:table-cell office:value-type="float" office:value="2968">
                <text:p>2968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8192">
                <text:p>18192</text:p>
              </table:table-cell>
              <table:table-cell office:value-type="float" office:value="2968">
                <text:p>2968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208">
                <text:p>182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216">
                <text:p>182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224">
                <text:p>182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232">
                <text:p>182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240">
                <text:p>182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248">
                <text:p>182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256">
                <text:p>182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264">
                <text:p>182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272">
                <text:p>182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280">
                <text:p>182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288">
                <text:p>182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296">
                <text:p>182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304">
                <text:p>183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312">
                <text:p>183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320">
                <text:p>183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328">
                <text:p>183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336">
                <text:p>183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344">
                <text:p>183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352">
                <text:p>183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360">
                <text:p>183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368">
                <text:p>183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376">
                <text:p>183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384">
                <text:p>1838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392">
                <text:p>1839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408">
                <text:p>184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416">
                <text:p>184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424">
                <text:p>184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432">
                <text:p>184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440">
                <text:p>184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448">
                <text:p>184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456">
                <text:p>184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464">
                <text:p>184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472">
                <text:p>184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480">
                <text:p>184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488">
                <text:p>184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496">
                <text:p>184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504">
                <text:p>185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512">
                <text:p>185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520">
                <text:p>185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528">
                <text:p>185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536">
                <text:p>185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544">
                <text:p>185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552">
                <text:p>185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560">
                <text:p>185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568">
                <text:p>185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576">
                <text:p>185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584">
                <text:p>1858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592">
                <text:p>1859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608">
                <text:p>186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616">
                <text:p>186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624">
                <text:p>186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632">
                <text:p>186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640">
                <text:p>186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648">
                <text:p>186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656">
                <text:p>186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664">
                <text:p>186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672">
                <text:p>186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680">
                <text:p>186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688">
                <text:p>186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696">
                <text:p>186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704">
                <text:p>187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712">
                <text:p>187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720">
                <text:p>187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728">
                <text:p>187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736">
                <text:p>187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744">
                <text:p>187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752">
                <text:p>187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760">
                <text:p>187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768">
                <text:p>187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776">
                <text:p>18776</text:p>
              </table:table-cell>
              <table:table-cell office:value-type="float" office:value="4222">
                <text:p>4222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18784">
                <text:p>18784</text:p>
              </table:table-cell>
              <table:table-cell office:value-type="float" office:value="4222">
                <text:p>4222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18792">
                <text:p>18792</text:p>
              </table:table-cell>
              <table:table-cell office:value-type="float" office:value="4222">
                <text:p>4222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4222">
                <text:p>4222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float" office:value="18808">
                <text:p>18808</text:p>
              </table:table-cell>
              <table:table-cell office:value-type="float" office:value="2872">
                <text:p>2872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8816">
                <text:p>18816</text:p>
              </table:table-cell>
              <table:table-cell office:value-type="float" office:value="2872">
                <text:p>2872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8824">
                <text:p>188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832">
                <text:p>188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840">
                <text:p>188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848">
                <text:p>188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856">
                <text:p>18856</text:p>
              </table:table-cell>
              <table:table-cell office:value-type="float" office:value="4222">
                <text:p>4222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18864">
                <text:p>18864</text:p>
              </table:table-cell>
              <table:table-cell office:value-type="float" office:value="4222">
                <text:p>4222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18872">
                <text:p>18872</text:p>
              </table:table-cell>
              <table:table-cell office:value-type="float" office:value="4222">
                <text:p>42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4222">
                <text:p>42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8888">
                <text:p>18888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896">
                <text:p>18896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904">
                <text:p>18904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912">
                <text:p>18912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920">
                <text:p>18920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928">
                <text:p>18928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936">
                <text:p>18936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944">
                <text:p>18944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952">
                <text:p>18952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960">
                <text:p>18960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968">
                <text:p>18968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8976">
                <text:p>18976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8984">
                <text:p>18984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8992">
                <text:p>18992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8">
                <text:p>19008</text:p>
              </table:table-cell>
              <table:table-cell office:value-type="float" office:value="4222">
                <text:p>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16">
                <text:p>19016</text:p>
              </table:table-cell>
              <table:table-cell office:value-type="float" office:value="4222">
                <text:p>4222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19024">
                <text:p>19024</text:p>
              </table:table-cell>
              <table:table-cell office:value-type="float" office:value="4222">
                <text:p>4222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19032">
                <text:p>19032</text:p>
              </table:table-cell>
              <table:table-cell office:value-type="float" office:value="4222">
                <text:p>422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19040">
                <text:p>19040</text:p>
              </table:table-cell>
              <table:table-cell office:value-type="float" office:value="4222">
                <text:p>422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19048">
                <text:p>19048</text:p>
              </table:table-cell>
              <table:table-cell office:value-type="float" office:value="3948">
                <text:p>3948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19056">
                <text:p>19056</text:p>
              </table:table-cell>
              <table:table-cell office:value-type="float" office:value="3948">
                <text:p>3948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19064">
                <text:p>19064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072">
                <text:p>19072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080">
                <text:p>19080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088">
                <text:p>19088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096">
                <text:p>19096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104">
                <text:p>19104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112">
                <text:p>19112</text:p>
              </table:table-cell>
              <table:table-cell office:value-type="float" office:value="2700">
                <text:p>270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9120">
                <text:p>19120</text:p>
              </table:table-cell>
              <table:table-cell office:value-type="float" office:value="2700">
                <text:p>270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9128">
                <text:p>19128</text:p>
              </table:table-cell>
              <table:table-cell office:value-type="float" office:value="4222">
                <text:p>42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136">
                <text:p>19136</text:p>
              </table:table-cell>
              <table:table-cell office:value-type="float" office:value="4222">
                <text:p>42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144">
                <text:p>19144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152">
                <text:p>19152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160">
                <text:p>19160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168">
                <text:p>19168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176">
                <text:p>19176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9184">
                <text:p>19184</text:p>
              </table:table-cell>
              <table:table-cell office:value-type="float" office:value="4222">
                <text:p>42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9192">
                <text:p>19192</text:p>
              </table:table-cell>
              <table:table-cell office:value-type="float" office:value="4222">
                <text:p>422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4222">
                <text:p>422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19208">
                <text:p>19208</text:p>
              </table:table-cell>
              <table:table-cell office:value-type="float" office:value="4222">
                <text:p>422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19216">
                <text:p>19216</text:p>
              </table:table-cell>
              <table:table-cell office:value-type="float" office:value="4222">
                <text:p>422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19224">
                <text:p>19224</text:p>
              </table:table-cell>
              <table:table-cell office:value-type="float" office:value="4026">
                <text:p>4026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float" office:value="19232">
                <text:p>19232</text:p>
              </table:table-cell>
              <table:table-cell office:value-type="float" office:value="4026">
                <text:p>4026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float" office:value="19240">
                <text:p>19240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248">
                <text:p>19248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256">
                <text:p>19256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264">
                <text:p>19264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272">
                <text:p>19272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280">
                <text:p>19280</text:p>
              </table:table-cell>
              <table:table-cell office:value-type="float" office:value="4222">
                <text:p>4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288">
                <text:p>19288</text:p>
              </table:table-cell>
              <table:table-cell office:value-type="float" office:value="2330">
                <text:p>233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9296">
                <text:p>19296</text:p>
              </table:table-cell>
              <table:table-cell office:value-type="float" office:value="2330">
                <text:p>233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9304">
                <text:p>19304</text:p>
              </table:table-cell>
              <table:table-cell office:value-type="float" office:value="3202">
                <text:p>3202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9312">
                <text:p>19312</text:p>
              </table:table-cell>
              <table:table-cell office:value-type="float" office:value="3202">
                <text:p>3202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9320">
                <text:p>193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328">
                <text:p>193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336">
                <text:p>193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344">
                <text:p>193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352">
                <text:p>193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360">
                <text:p>193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368">
                <text:p>193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376">
                <text:p>193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384">
                <text:p>1938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392">
                <text:p>1939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408">
                <text:p>194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416">
                <text:p>194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424">
                <text:p>194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432">
                <text:p>194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440">
                <text:p>194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448">
                <text:p>194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456">
                <text:p>194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464">
                <text:p>194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472">
                <text:p>194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480">
                <text:p>194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488">
                <text:p>194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496">
                <text:p>194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504">
                <text:p>195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512">
                <text:p>195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520">
                <text:p>195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528">
                <text:p>195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536">
                <text:p>195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544">
                <text:p>195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552">
                <text:p>195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560">
                <text:p>195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568">
                <text:p>195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576">
                <text:p>195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584">
                <text:p>1958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592">
                <text:p>1959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608">
                <text:p>196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616">
                <text:p>196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624">
                <text:p>196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632">
                <text:p>196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640">
                <text:p>196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648">
                <text:p>196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656">
                <text:p>196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664">
                <text:p>196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672">
                <text:p>196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680">
                <text:p>196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688">
                <text:p>196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696">
                <text:p>196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704">
                <text:p>197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712">
                <text:p>197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720">
                <text:p>197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728">
                <text:p>197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736">
                <text:p>197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744">
                <text:p>197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752">
                <text:p>1975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760">
                <text:p>197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768">
                <text:p>1976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776">
                <text:p>1977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784">
                <text:p>1978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792">
                <text:p>1979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808">
                <text:p>1980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816">
                <text:p>198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824">
                <text:p>198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832">
                <text:p>198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840">
                <text:p>198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848">
                <text:p>198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856">
                <text:p>1985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864">
                <text:p>1986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872">
                <text:p>1987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880">
                <text:p>198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888">
                <text:p>198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896">
                <text:p>1989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904">
                <text:p>1990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9912">
                <text:p>19912</text:p>
              </table:table-cell>
              <table:table-cell office:value-type="float" office:value="2090">
                <text:p>209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9920">
                <text:p>19920</text:p>
              </table:table-cell>
              <table:table-cell office:value-type="float" office:value="2090">
                <text:p>209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9928">
                <text:p>19928</text:p>
              </table:table-cell>
              <table:table-cell office:value-type="float" office:value="3236">
                <text:p>3236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9936">
                <text:p>19936</text:p>
              </table:table-cell>
              <table:table-cell office:value-type="float" office:value="3236">
                <text:p>3236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9944">
                <text:p>19944</text:p>
              </table:table-cell>
              <table:table-cell office:value-type="float" office:value="4222">
                <text:p>4222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float" office:value="19952">
                <text:p>19952</text:p>
              </table:table-cell>
              <table:table-cell office:value-type="float" office:value="4222">
                <text:p>4222</text:p>
              </table:table-cell>
              <table:table-cell office:value-type="float" office:value="2854">
                <text:p>28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